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>
      <style:text-properties fo:font-style="italic" style:font-style-asian="italic" style:font-style-complex="italic"/>
    </style:style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 style:parent-style-name="Standard"/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 style:parent-style-name="Standard"/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 style:parent-style-name="Standard"/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T31_171" style:family="text"/>
    <style:style style:name="T31_172" style:family="text"/>
    <style:style style:name="T31_173" style:family="text"/>
    <style:style style:name="T31_174" style:family="text"/>
    <style:style style:name="T31_175" style:family="text"/>
    <style:style style:name="T31_176" style:family="text"/>
    <style:style style:name="T31_177" style:family="text"/>
    <style:style style:name="T31_178" style:family="text"/>
    <style:style style:name="T31_179" style:family="text"/>
    <style:style style:name="T31_180" style:family="text"/>
    <style:style style:name="T31_181" style:family="text"/>
    <style:style style:name="T31_182" style:family="text"/>
    <style:style style:name="T31_183" style:family="text"/>
    <style:style style:name="T31_184" style:family="text"/>
    <style:style style:name="T31_185" style:family="text"/>
    <style:style style:name="T31_186" style:family="text"/>
    <style:style style:name="T31_187" style:family="text"/>
    <style:style style:name="T31_188" style:family="text"/>
    <style:style style:name="T31_189" style:family="text"/>
    <style:style style:name="T31_190" style:family="text"/>
    <style:style style:name="T31_191" style:family="text"/>
    <style:style style:name="T31_192" style:family="text"/>
    <style:style style:name="T31_193" style:family="text"/>
    <style:style style:name="T31_194" style:family="text"/>
    <style:style style:name="T31_195" style:family="text"/>
    <style:style style:name="T31_196" style:family="text"/>
    <style:style style:name="T31_197" style:family="text"/>
    <style:style style:name="T31_198" style:family="text"/>
    <style:style style:name="T31_199" style:family="text"/>
    <style:style style:name="T31_200" style:family="text"/>
    <style:style style:name="T31_201" style:family="text"/>
    <style:style style:name="T31_202" style:family="text"/>
    <style:style style:name="T31_203" style:family="text"/>
    <style:style style:name="T31_204" style:family="text"/>
    <style:style style:name="T31_205" style:family="text"/>
    <style:style style:name="T31_206" style:family="text"/>
    <style:style style:name="T31_207" style:family="text"/>
    <style:style style:name="T31_208" style:family="text"/>
    <style:style style:name="T31_209" style:family="text"/>
    <style:style style:name="T31_210" style:family="text"/>
    <style:style style:name="T31_211" style:family="text"/>
    <style:style style:name="T31_212" style:family="text"/>
    <style:style style:name="T31_213" style:family="text"/>
    <style:style style:name="T31_214" style:family="text"/>
    <style:style style:name="T31_215" style:family="text"/>
    <style:style style:name="T31_216" style:family="text"/>
    <style:style style:name="T31_217" style:family="text"/>
    <style:style style:name="T31_218" style:family="text"/>
    <style:style style:name="T31_219" style:family="text"/>
    <style:style style:name="T31_220" style:family="text"/>
    <style:style style:name="T31_221" style:family="text"/>
    <style:style style:name="T31_222" style:family="text"/>
    <style:style style:name="T31_223" style:family="text"/>
    <style:style style:name="T31_224" style:family="text"/>
    <style:style style:name="T31_225" style:family="text"/>
    <style:style style:name="T31_226" style:family="text"/>
    <style:style style:name="T31_227" style:family="text"/>
    <style:style style:name="T31_228" style:family="text"/>
    <style:style style:name="T31_229" style:family="text"/>
    <style:style style:name="T31_230" style:family="text"/>
    <style:style style:name="T31_231" style:family="text"/>
    <style:style style:name="T31_232" style:family="text"/>
    <style:style style:name="T31_233" style:family="text"/>
    <style:style style:name="T31_234" style:family="text"/>
    <style:style style:name="T31_235" style:family="text"/>
    <style:style style:name="T31_236" style:family="text"/>
    <style:style style:name="T31_237" style:family="text"/>
    <style:style style:name="T31_238" style:family="text"/>
    <style:style style:name="T31_239" style:family="text"/>
    <style:style style:name="T31_240" style:family="text"/>
    <style:style style:name="T31_241" style:family="text"/>
    <style:style style:name="T31_242" style:family="text"/>
    <style:style style:name="T31_243" style:family="text"/>
    <style:style style:name="T31_244" style:family="text"/>
    <style:style style:name="T31_245" style:family="text"/>
    <style:style style:name="T31_246" style:family="text"/>
    <style:style style:name="T31_247" style:family="text"/>
    <style:style style:name="T31_248" style:family="text"/>
    <style:style style:name="T31_249" style:family="text"/>
    <style:style style:name="T31_250" style:family="text"/>
    <style:style style:name="T31_251" style:family="text"/>
    <style:style style:name="T31_252" style:family="text"/>
    <style:style style:name="T31_253" style:family="text"/>
    <style:style style:name="T31_254" style:family="text"/>
    <style:style style:name="T31_255" style:family="text"/>
    <style:style style:name="T31_256" style:family="text"/>
    <style:style style:name="T31_257" style:family="text"/>
    <style:style style:name="T31_258" style:family="text"/>
    <style:style style:name="T31_259" style:family="text"/>
    <style:style style:name="T31_260" style:family="text"/>
    <style:style style:name="T31_261" style:family="text"/>
    <style:style style:name="T31_262" style:family="text"/>
    <style:style style:name="T31_263" style:family="text"/>
    <style:style style:name="T31_264" style:family="text"/>
    <style:style style:name="T31_265" style:family="text"/>
    <style:style style:name="T31_266" style:family="text"/>
    <style:style style:name="T31_267" style:family="text"/>
    <style:style style:name="T31_268" style:family="text"/>
    <style:style style:name="T31_269" style:family="text"/>
    <style:style style:name="T31_270" style:family="text"/>
    <style:style style:name="T31_271" style:family="text"/>
    <style:style style:name="T31_272" style:family="text"/>
    <style:style style:name="T31_273" style:family="text"/>
    <style:style style:name="T31_274" style:family="text"/>
    <style:style style:name="T31_275" style:family="text"/>
    <style:style style:name="T31_276" style:family="text"/>
    <style:style style:name="T31_277" style:family="text"/>
    <style:style style:name="T31_278" style:family="text"/>
    <style:style style:name="T31_279" style:family="text"/>
    <style:style style:name="T31_280" style:family="text"/>
    <style:style style:name="T31_281" style:family="text"/>
    <style:style style:name="T31_282" style:family="text"/>
    <style:style style:name="T31_283" style:family="text"/>
    <style:style style:name="T31_284" style:family="text"/>
    <style:style style:name="T31_285" style:family="text"/>
    <style:style style:name="T31_286" style:family="text"/>
    <style:style style:name="T31_287" style:family="text"/>
    <style:style style:name="T31_288" style:family="text"/>
    <style:style style:name="T31_289" style:family="text"/>
    <style:style style:name="T31_290" style:family="text"/>
    <style:style style:name="T31_291" style:family="text"/>
    <style:style style:name="T31_292" style:family="text"/>
    <style:style style:name="T31_293" style:family="text"/>
    <style:style style:name="T31_294" style:family="text"/>
    <style:style style:name="T31_295" style:family="text"/>
    <style:style style:name="T31_296" style:family="text"/>
    <style:style style:name="T31_297" style:family="text"/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P3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P38" style:family="paragraph" style:parent-style-name="Standard">
      <style:paragraph-properties fo:text-align="justify" fo:break-before="auto" fo:text-indent="1.235cm" fo:line-height="115%" style:writing-mode="lr-tb"/>
    </style:style>
    <style:style style:name="P39" style:family="paragraph" style:parent-style-name="Standard">
      <style:paragraph-properties fo:text-align="justify" fo:break-before="auto" fo:text-indent="1.235cm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P40" style:family="paragraph" style:parent-style-name="Standard">
      <style:paragraph-properties fo:text-align="justify" fo:break-before="auto" fo:text-indent="1.235cm" fo:line-height="115%" style:writing-mode="lr-tb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/>
    <style:style style:name="T42_118" style:family="text"/>
    <style:style style:name="T42_119" style:family="text"/>
    <style:style style:name="T42_120" style:family="text"/>
    <style:style style:name="T42_121" style:family="text"/>
    <style:style style:name="T42_122" style:family="text"/>
    <style:style style:name="T42_123" style:family="text"/>
    <style:style style:name="T42_124" style:family="text"/>
    <style:style style:name="T42_125" style:family="text"/>
    <style:style style:name="T42_126" style:family="text"/>
    <style:style style:name="T42_127" style:family="text"/>
    <style:style style:name="T42_128" style:family="text"/>
    <style:style style:name="T42_129" style:family="text"/>
    <style:style style:name="T42_130" style:family="text"/>
    <style:style style:name="T42_131" style:family="text"/>
    <style:style style:name="T42_132" style:family="text"/>
    <style:style style:name="T42_133" style:family="text"/>
    <style:style style:name="T42_134" style:family="text"/>
    <style:style style:name="T42_135" style:family="text"/>
    <style:style style:name="T42_136" style:family="text"/>
    <style:style style:name="T42_137" style:family="text"/>
    <style:style style:name="T42_138" style:family="text"/>
    <style:style style:name="T42_139" style:family="text"/>
    <style:style style:name="T42_140" style:family="text"/>
    <style:style style:name="T42_141" style:family="text"/>
    <style:style style:name="T42_142" style:family="text"/>
    <style:style style:name="T42_143" style:family="text"/>
    <style:style style:name="T42_144" style:family="text"/>
    <style:style style:name="T42_145" style:family="text"/>
    <style:style style:name="T42_146" style:family="text"/>
    <style:style style:name="T42_147" style:family="text"/>
    <style:style style:name="T42_148" style:family="text"/>
    <style:style style:name="T42_149" style:family="text"/>
    <style:style style:name="T42_150" style:family="text"/>
    <style:style style:name="T42_151" style:family="text"/>
    <style:style style:name="T42_152" style:family="text"/>
    <style:style style:name="T42_153" style:family="text"/>
    <style:style style:name="T42_154" style:family="text"/>
    <style:style style:name="T42_155" style:family="text"/>
    <style:style style:name="T42_156" style:family="text"/>
    <style:style style:name="T42_157" style:family="text"/>
    <style:style style:name="T42_158" style:family="text"/>
    <style:style style:name="T42_159" style:family="text"/>
    <style:style style:name="T42_160" style:family="text"/>
    <style:style style:name="T42_161" style:family="text"/>
    <style:style style:name="T42_162" style:family="text"/>
    <style:style style:name="T42_163" style:family="text"/>
    <style:style style:name="T42_164" style:family="text"/>
    <style:style style:name="T42_165" style:family="text"/>
    <style:style style:name="T42_166" style:family="text"/>
    <style:style style:name="T42_167" style:family="text"/>
    <style:style style:name="T42_168" style:family="text"/>
    <style:style style:name="T42_169" style:family="text"/>
    <style:style style:name="T42_170" style:family="text"/>
    <style:style style:name="T42_171" style:family="text"/>
    <style:style style:name="T42_172" style:family="text"/>
    <style:style style:name="T42_173" style:family="text"/>
    <style:style style:name="T42_174" style:family="text"/>
    <style:style style:name="T42_175" style:family="text"/>
    <style:style style:name="T42_176" style:family="text"/>
    <style:style style:name="T42_177" style:family="text"/>
    <style:style style:name="T42_178" style:family="text"/>
    <style:style style:name="T42_179" style:family="text"/>
    <style:style style:name="T42_180" style:family="text"/>
    <style:style style:name="T42_181" style:family="text"/>
    <style:style style:name="T42_182" style:family="text"/>
    <style:style style:name="T42_183" style:family="text"/>
    <style:style style:name="T42_184" style:family="text"/>
    <style:style style:name="T42_185" style:family="text"/>
    <style:style style:name="T42_186" style:family="text"/>
    <style:style style:name="T42_187" style:family="text"/>
    <style:style style:name="T42_188" style:family="text"/>
    <style:style style:name="T42_189" style:family="text"/>
    <style:style style:name="T42_190" style:family="text"/>
    <style:style style:name="T42_191" style:family="text"/>
    <style:style style:name="T42_192" style:family="text"/>
    <style:style style:name="T42_193" style:family="text"/>
    <style:style style:name="T42_194" style:family="text"/>
    <style:style style:name="T42_195" style:family="text"/>
    <style:style style:name="T42_196" style:family="text"/>
    <style:style style:name="T42_197" style:family="text"/>
    <style:style style:name="T42_198" style:family="text"/>
    <style:style style:name="T42_199" style:family="text"/>
    <style:style style:name="T42_200" style:family="text"/>
    <style:style style:name="T42_201" style:family="text"/>
    <style:style style:name="T42_202" style:family="text"/>
    <style:style style:name="T42_203" style:family="text"/>
    <style:style style:name="T42_204" style:family="text"/>
    <style:style style:name="T42_205" style:family="text"/>
    <style:style style:name="T42_206" style:family="text"/>
    <style:style style:name="T42_207" style:family="text"/>
    <style:style style:name="T42_208" style:family="text"/>
    <style:style style:name="T42_209" style:family="text"/>
    <style:style style:name="T42_210" style:family="text"/>
    <style:style style:name="T42_211" style:family="text"/>
    <style:style style:name="T42_212" style:family="text"/>
    <style:style style:name="T42_213" style:family="text"/>
    <style:style style:name="T42_214" style:family="text"/>
    <style:style style:name="T42_215" style:family="text"/>
    <style:style style:name="T42_216" style:family="text"/>
    <style:style style:name="T42_217" style:family="text"/>
    <style:style style:name="T42_218" style:family="text"/>
    <style:style style:name="T42_219" style:family="text"/>
    <style:style style:name="T42_220" style:family="text"/>
    <style:style style:name="T42_221" style:family="text"/>
    <style:style style:name="T42_222" style:family="text"/>
    <style:style style:name="T42_223" style:family="text"/>
    <style:style style:name="T42_224" style:family="text"/>
    <style:style style:name="T42_225" style:family="text"/>
    <style:style style:name="T42_226" style:family="text"/>
    <style:style style:name="T42_227" style:family="text"/>
    <style:style style:name="T42_228" style:family="text"/>
    <style:style style:name="T42_229" style:family="text"/>
    <style:style style:name="T42_230" style:family="text"/>
    <style:style style:name="T42_231" style:family="text"/>
    <style:style style:name="T42_232" style:family="text"/>
    <style:style style:name="T42_233" style:family="text"/>
    <style:style style:name="T42_234" style:family="text"/>
    <style:style style:name="T42_235" style:family="text"/>
    <style:style style:name="T42_236" style:family="text"/>
    <style:style style:name="T42_237" style:family="text"/>
    <style:style style:name="T42_238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T46_180" style:family="text"/>
    <style:style style:name="T46_181" style:family="text"/>
    <style:style style:name="T46_182" style:family="text"/>
    <style:style style:name="T46_183" style:family="text"/>
    <style:style style:name="T46_184" style:family="text"/>
    <style:style style:name="T46_185" style:family="text"/>
    <style:style style:name="T46_186" style:family="text"/>
    <style:style style:name="T46_187" style:family="text"/>
    <style:style style:name="T46_188" style:family="text"/>
    <style:style style:name="T46_189" style:family="text"/>
    <style:style style:name="T46_190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cenzja</text:span><text:span text:style-name="T1_2"><text:s/></text:span><text:span text:style-name="T1_3">My</text:span><text:span text:style-name="T1_4"><text:s/></text:span><text:span text:style-name="T1_5">Little</text:span><text:span text:style-name="T1_6"><text:s/></text:span><text:span text:style-name="T1_7">Pony</text:span><text:span text:style-name="T1_8"><text:s/></text:span><text:span text:style-name="T1_9">CCG</text:span></text:p>
      <text:p text:style-name="P2"><text:span text:style-name="T2_1"><text:s/></text:span></text:p>
      <text:p text:style-name="P3"><text:span text:style-name="T3_1">Ilość</text:span><text:span text:style-name="T3_2"><text:s/></text:span><text:span text:style-name="T3_3">markowych</text:span><text:span text:style-name="T3_4"><text:s/></text:span><text:span text:style-name="T3_5">gier</text:span><text:span text:style-name="T3_6"><text:s/></text:span><text:span text:style-name="T3_7">planszowych</text:span><text:span text:style-name="T3_8"><text:s/></text:span><text:span text:style-name="T3_9">i</text:span><text:span text:style-name="T3_10"><text:s/></text:span><text:span text:style-name="T3_11">karcianych</text:span><text:span text:style-name="T3_12"><text:s/>(</text:span><text:span text:style-name="T3_13">jednym</text:span><text:span text:style-name="T3_14"><text:s/></text:span><text:span text:style-name="T3_15">zdaniem</text:span><text:span text:style-name="T3_16">,<text:s/>„</text:span><text:span text:style-name="T3_17">gier</text:span><text:span text:style-name="T3_18"><text:s/></text:span><text:span text:style-name="T3_19">bez</text:span><text:span text:style-name="T3_20"><text:s/></text:span><text:span text:style-name="T3_21">prądu</text:span><text:span text:style-name="T3_22">”)<text:s/></text:span><text:span text:style-name="T3_23">z</text:span><text:span text:style-name="T3_24"><text:s/></text:span><text:span text:style-name="T3_25">logiem</text:span><text:span text:style-name="T3_26"><text:s/>„</text:span><text:span text:style-name="T3_27">My</text:span><text:span text:style-name="T3_28"><text:s/></text:span><text:span text:style-name="T3_29">Little</text:span><text:span text:style-name="T3_30"><text:s/></text:span><text:span text:style-name="T3_31">Pony</text:span><text:span text:style-name="T3_32">:<text:s/></text:span><text:span text:style-name="T3_33">Friendship</text:span><text:span text:style-name="T3_34"><text:s/></text:span><text:span text:style-name="T3_35">is</text:span><text:span text:style-name="T3_36"><text:s/></text:span><text:span text:style-name="T3_37">Magic</text:span><text:span text:style-name="T3_38">”<text:s/></text:span><text:span text:style-name="T3_39">jest</text:span><text:span text:style-name="T3_40"><text:s/></text:span><text:span text:style-name="T3_41">na</text:span><text:span text:style-name="T3_42"><text:s/></text:span><text:span text:style-name="T3_43">świecie</text:span><text:span text:style-name="T3_44"><text:s/></text:span><text:span text:style-name="T3_45">znikoma</text:span><text:span text:style-name="T3_46">.<text:s/></text:span><text:span text:style-name="T3_47">Jak</text:span><text:span text:style-name="T3_48"><text:s/></text:span><text:span text:style-name="T3_49">podaje</text:span><text:span text:style-name="T3_50"><text:s/></text:span><text:span text:style-name="T3_51">Board</text:span><text:span text:style-name="T3_52"><text:s/></text:span><text:span text:style-name="T3_53">Game</text:span><text:span text:style-name="T3_54"><text:s/></text:span><text:span text:style-name="T3_55">Geek</text:span><text:span text:style-name="T3_56">,<text:s/></text:span><text:span text:style-name="T3_57">a</text:span><text:span text:style-name="T3_58"><text:s/></text:span><text:span text:style-name="T3_59">więc</text:span><text:span text:style-name="T3_60"><text:s/></text:span><text:span text:style-name="T3_61">największy</text:span><text:span text:style-name="T3_62"><text:s/></text:span><text:span text:style-name="T3_63">serwis</text:span><text:span text:style-name="T3_64"><text:s/></text:span><text:span text:style-name="T3_65">o</text:span><text:span text:style-name="T3_66"><text:s/></text:span><text:span text:style-name="T3_67">takich</text:span><text:span text:style-name="T3_68"><text:s/></text:span><text:span text:style-name="T3_69">rozrywkach</text:span><text:span text:style-name="T3_70">,<text:s/></text:span><text:span text:style-name="T3_71">podobnych</text:span><text:span text:style-name="T3_72"><text:s/></text:span><text:span text:style-name="T3_73">rzeczy</text:span><text:span text:style-name="T3_74"><text:s/></text:span><text:span text:style-name="T3_75">jest</text:span><text:span text:style-name="T3_76"><text:s/></text:span><text:span text:style-name="T3_77">mniej</text:span><text:span text:style-name="T3_78"><text:s/></text:span><text:span text:style-name="T3_79">niż</text:span><text:span text:style-name="T3_80"><text:s/></text:span><text:span text:style-name="T3_81">pięć</text:span><text:span text:style-name="T3_82"><text:s/></text:span><text:span text:style-name="T3_83">i</text:span><text:span text:style-name="T3_84"><text:s/></text:span><text:span text:style-name="T3_85">to</text:span><text:span text:style-name="T3_86"><text:s/></text:span><text:span text:style-name="T3_87">wliczając</text:span><text:span text:style-name="T3_88"><text:s/></text:span><text:span text:style-name="T3_89">jeszcze</text:span><text:span text:style-name="T3_90"><text:s/></text:span><text:span text:style-name="T3_91">jeden</text:span><text:span text:style-name="T3_92"><text:s/></text:span><text:span text:style-name="T3_93">klon</text:span><text:span text:style-name="T3_94"><text:s/></text:span><text:span text:style-name="T3_95">klasycznego</text:span><text:span text:style-name="T3_96"><text:s/></text:span><text:span text:style-name="T3_97">Monopoly</text:span><text:span text:style-name="T3_98">.</text:span></text:p>
      <text:p text:style-name="P4"><text:span text:style-name="T4_1">Nie</text:span><text:span text:style-name="T4_2"><text:s/></text:span><text:span text:style-name="T4_3">dziwi</text:span><text:span text:style-name="T4_4"><text:s/></text:span><text:span text:style-name="T4_5">zatem</text:span><text:span text:style-name="T4_6"><text:s/></text:span><text:span text:style-name="T4_7">ogromne</text:span><text:span text:style-name="T4_8"><text:s/></text:span><text:span text:style-name="T4_9">poruszenie</text:span><text:span text:style-name="T4_10">,<text:s/></text:span><text:span text:style-name="T4_11">jakie</text:span><text:span text:style-name="T4_12"><text:s/></text:span><text:span text:style-name="T4_13">wywołała</text:span><text:span text:style-name="T4_14"><text:s/></text:span><text:span text:style-name="T4_15">wydana</text:span><text:span text:style-name="T4_16"><text:s/></text:span><text:span text:style-name="T4_17">w</text:span><text:span text:style-name="T4_18"><text:s/>2013<text:s/></text:span><text:span text:style-name="T4_19">roku</text:span><text:span text:style-name="T4_20"><text:s/></text:span><text:span text:style-name="T4_21">karcianka</text:span><text:span text:style-name="T4_22"><text:s/></text:span><text:span text:style-name="T4_23">kolekcjonerska</text:span><text:span text:style-name="T4_24"><text:s/>(</text:span><text:span text:style-name="T4_25">tzw</text:span><text:span text:style-name="T4_26">.<text:s/></text:span><text:span text:style-name="T4_27">w</text:span><text:span text:style-name="T4_28"><text:s/></text:span><text:span text:style-name="T4_29">skrócie</text:span><text:span text:style-name="T4_30"><text:s/></text:span><text:span text:style-name="T4_31">CCG</text:span><text:span text:style-name="T4_32"><text:s/>–<text:s/></text:span><text:span text:style-name="T4_33">Collectible</text:span><text:span text:style-name="T4_34"><text:s/></text:span><text:span text:style-name="T4_35">Card</text:span><text:span text:style-name="T4_36"><text:s/></text:span><text:span text:style-name="T4_37">Game</text:span><text:span text:style-name="T4_38">).<text:s/></text:span><text:span text:style-name="T4_39">Broniacze</text:span><text:span text:style-name="T4_40"><text:s/></text:span><text:span text:style-name="T4_41">dostali</text:span><text:span text:style-name="T4_42"><text:s/></text:span><text:span text:style-name="T4_43">w</text:span><text:span text:style-name="T4_44"><text:s/></text:span><text:span text:style-name="T4_45">swoje</text:span><text:span text:style-name="T4_46"><text:s/></text:span><text:span text:style-name="T4_47">kopyta</text:span><text:span text:style-name="T4_48"><text:s/></text:span><text:span text:style-name="T4_49">coś</text:span><text:span text:style-name="T4_50"><text:s/></text:span><text:span text:style-name="T4_51">naprawdę</text:span><text:span text:style-name="T4_52"><text:s/></text:span><text:span text:style-name="T4_53">dużego</text:span><text:span text:style-name="T4_54">,<text:s/></text:span><text:span text:style-name="T4_55">na</text:span><text:span text:style-name="T4_56"><text:s/></text:span><text:span text:style-name="T4_57">co</text:span><text:span text:style-name="T4_58"><text:s/></text:span><text:span text:style-name="T4_59">mogli</text:span><text:span text:style-name="T4_60"><text:s/></text:span><text:span text:style-name="T4_61">wydawać</text:span><text:span text:style-name="T4_62"><text:s/></text:span><text:span text:style-name="T4_63">własne</text:span><text:span text:style-name="T4_64"><text:s/></text:span><text:span text:style-name="T4_65">pieniądze</text:span><text:span text:style-name="T4_66"><text:s/></text:span><text:span text:style-name="T4_67">lub</text:span><text:span text:style-name="T4_68"><text:s/></text:span><text:span text:style-name="T4_69">pieniądze</text:span><text:span text:style-name="T4_70"><text:s/></text:span><text:span text:style-name="T4_71">swoich</text:span><text:span text:style-name="T4_72"><text:s/></text:span><text:span text:style-name="T4_73">rodziców</text:span><text:span text:style-name="T4_74"><text:s/></text:span><text:span text:style-name="T4_75">i</text:span><text:span text:style-name="T4_76"><text:s/></text:span><text:span text:style-name="T4_77">w</text:span><text:span text:style-name="T4_78"><text:s/></text:span><text:span text:style-name="T4_79">dodatku</text:span><text:span text:style-name="T4_80"><text:s/></text:span><text:span text:style-name="T4_81">nie</text:span><text:span text:style-name="T4_82"><text:s/></text:span><text:span text:style-name="T4_83">była</text:span><text:span text:style-name="T4_84"><text:s/></text:span><text:span text:style-name="T4_85">to</text:span><text:span text:style-name="T4_86"><text:s/></text:span><text:span text:style-name="T4_87">kolejna</text:span><text:span text:style-name="T4_88"><text:s/></text:span><text:span text:style-name="T4_89">seria</text:span><text:span text:style-name="T4_90"><text:s/></text:span><text:span text:style-name="T4_91">bezużytecznych</text:span><text:span text:style-name="T4_92"><text:s/></text:span><text:span text:style-name="T4_93">figurek</text:span><text:span text:style-name="T4_94"><text:s/></text:span><text:span text:style-name="T4_95">lub</text:span><text:span text:style-name="T4_96"><text:s/></text:span><text:span text:style-name="T4_97">przypinek</text:span><text:span text:style-name="T4_98">,<text:s/></text:span><text:span text:style-name="T4_99">a</text:span><text:span text:style-name="T4_100"><text:s/></text:span><text:span text:style-name="T4_101">całkiem</text:span><text:span text:style-name="T4_102"><text:s/></text:span><text:span text:style-name="T4_103">rozsądna</text:span><text:span text:style-name="T4_104"><text:s/></text:span><text:span text:style-name="T4_105">sprawa</text:span><text:span text:style-name="T4_106">:<text:s/></text:span><text:span text:style-name="T4_107">wszak</text:span><text:span text:style-name="T4_108"><text:s/></text:span><text:span text:style-name="T4_109">gry</text:span><text:span text:style-name="T4_110"><text:s/></text:span><text:span text:style-name="T4_111">bez</text:span><text:span text:style-name="T4_112"><text:s/></text:span><text:span text:style-name="T4_113">prądu</text:span><text:span text:style-name="T4_114"><text:s/></text:span><text:span text:style-name="T4_115">to</text:span><text:span text:style-name="T4_116"><text:s/></text:span><text:span text:style-name="T4_117">przeżywająca</text:span><text:span text:style-name="T4_118"><text:s/></text:span><text:span text:style-name="T4_119">coraz</text:span><text:span text:style-name="T4_120"><text:s/></text:span><text:span text:style-name="T4_121">ambitniejszy</text:span><text:span text:style-name="T4_122"><text:s/></text:span><text:span text:style-name="T4_123">renesans</text:span><text:span text:style-name="T4_124"><text:s/></text:span><text:span text:style-name="T4_125">rozrywka</text:span><text:span text:style-name="T4_126"><text:s/></text:span><text:span text:style-name="T4_127">intelektualna</text:span><text:span text:style-name="T4_128">.<text:s/></text:span><text:span text:style-name="T4_129">Nie</text:span><text:span text:style-name="T4_130"><text:s/></text:span><text:span text:style-name="T4_131">tylko</text:span><text:span text:style-name="T4_132"><text:s/></text:span><text:span text:style-name="T4_133">w</text:span><text:span text:style-name="T4_134"><text:s/></text:span><text:span text:style-name="T4_135">Polsce</text:span><text:span text:style-name="T4_136">.</text:span></text:p>
      <text:p text:style-name="P5"><text:span text:style-name="T5_1">Licencję</text:span><text:span text:style-name="T5_2"><text:s/></text:span><text:span text:style-name="T5_3">uzyskało</text:span><text:span text:style-name="T5_4"><text:s/></text:span><text:span text:style-name="T5_5">wydawnictwo</text:span><text:span text:style-name="T5_6"><text:s/></text:span><text:span text:style-name="T5_7">Enterplay</text:span><text:span text:style-name="T5_8"><text:s/></text:span><text:span text:style-name="T5_9">i</text:span><text:span text:style-name="T5_10"><text:s/></text:span><text:span text:style-name="T5_11">ona</text:span><text:span text:style-name="T5_12"><text:s/></text:span><text:span text:style-name="T5_13">sama</text:span><text:span text:style-name="T5_14"><text:s/></text:span><text:span text:style-name="T5_15">stanowi</text:span><text:span text:style-name="T5_16"><text:s/></text:span><text:span text:style-name="T5_17">ciekawostkę</text:span><text:span text:style-name="T5_18">,<text:s/></text:span><text:span text:style-name="T5_19">gdyż</text:span><text:span text:style-name="T5_20"><text:s/></text:span><text:span text:style-name="T5_21">daleko</text:span><text:span text:style-name="T5_22"><text:s/></text:span><text:span text:style-name="T5_23">wykracza</text:span><text:span text:style-name="T5_24"><text:s/></text:span><text:span text:style-name="T5_25">poza</text:span><text:span text:style-name="T5_26"><text:s/></text:span><text:span text:style-name="T5_27">wiele</text:span><text:span text:style-name="T5_28"><text:s/></text:span><text:span text:style-name="T5_29">innych</text:span><text:span text:style-name="T5_30"><text:s/></text:span><text:span text:style-name="T5_31">produktów</text:span><text:span text:style-name="T5_32"><text:s/></text:span><text:span text:style-name="T5_33">adresowanych</text:span><text:span text:style-name="T5_34"><text:s/></text:span><text:span text:style-name="T5_35">raczej</text:span><text:span text:style-name="T5_36"><text:s/></text:span><text:span text:style-name="T5_37">do</text:span><text:span text:style-name="T5_38"><text:s/></text:span><text:span text:style-name="T5_39">starszych</text:span><text:span text:style-name="T5_40"><text:s/></text:span><text:span text:style-name="T5_41">fanów</text:span><text:span text:style-name="T5_42"><text:s/></text:span><text:span text:style-name="T5_43">serialu</text:span><text:span text:style-name="T5_44">,<text:s/></text:span><text:span text:style-name="T5_45">nawet</text:span><text:span text:style-name="T5_46"><text:s/></text:span><text:span text:style-name="T5_47">jeśli</text:span><text:span text:style-name="T5_48"><text:s/></text:span><text:span text:style-name="T5_49">nie</text:span><text:span text:style-name="T5_50"><text:s/></text:span><text:span text:style-name="T5_51">uznamy</text:span><text:span text:style-name="T5_52"><text:s/></text:span><text:span text:style-name="T5_53">ich</text:span><text:span text:style-name="T5_54"><text:s/></text:span><text:span text:style-name="T5_55">za</text:span><text:span text:style-name="T5_56"><text:s/></text:span><text:span text:style-name="T5_57">broniaczy</text:span><text:span text:style-name="T5_58">.</text:span><text:span text:style-name="T5_59"><text:s/></text:span><text:span text:style-name="T5_60">Po</text:span><text:span text:style-name="T5_61"><text:s/></text:span><text:span text:style-name="T5_62">prostu</text:span><text:span text:style-name="T5_63"><text:s/></text:span><text:span text:style-name="T5_64">z</text:span><text:span text:style-name="T5_65"><text:s/></text:span><text:span text:style-name="T5_66">reguły</text:span><text:span text:style-name="T5_67"><text:s/></text:span><text:span text:style-name="T5_68">tak</text:span><text:span text:style-name="T5_69"><text:s/></text:span><text:span text:style-name="T5_70">daleko</text:span><text:span text:style-name="T5_71"><text:s/></text:span><text:span text:style-name="T5_72">idące</text:span><text:span text:style-name="T5_73"><text:s/></text:span><text:span text:style-name="T5_74">licencje</text:span><text:span text:style-name="T5_75"><text:s/></text:span><text:span text:style-name="T5_76">zawierające</text:span><text:span text:style-name="T5_77"><text:s/></text:span><text:span text:style-name="T5_78">w</text:span><text:span text:style-name="T5_79"><text:s/></text:span><text:span text:style-name="T5_80">sobie</text:span><text:span text:style-name="T5_81"><text:s/></text:span><text:span text:style-name="T5_82">pozwolenia</text:span><text:span text:style-name="T5_83"><text:s/></text:span><text:span text:style-name="T5_84">na</text:span><text:span text:style-name="T5_85"><text:s/></text:span><text:span text:style-name="T5_86">użycie</text:span><text:span text:style-name="T5_87"><text:s/></text:span><text:span text:style-name="T5_88">grafik</text:span><text:span text:style-name="T5_89"><text:s/></text:span><text:span text:style-name="T5_90">i</text:span><text:span text:style-name="T5_91"><text:s/></text:span><text:span text:style-name="T5_92">imion</text:span><text:span text:style-name="T5_93"><text:s/></text:span><text:span text:style-name="T5_94">się</text:span><text:span text:style-name="T5_95"><text:s/></text:span><text:span text:style-name="T5_96">nie</text:span><text:span text:style-name="T5_97"><text:s/></text:span><text:span text:style-name="T5_98">zdarzały</text:span><text:span text:style-name="T5_99">.</text:span></text:p>
      <text:p text:style-name="P6"/>
      <text:p text:style-name="P7"><text:span text:style-name="T7_1">https</text:span><text:span text:style-name="T7_2">://</text:span><text:span text:style-name="T7_3">boardgamegeek</text:span><text:span text:style-name="T7_4">.</text:span><text:span text:style-name="T7_5">com</text:span><text:span text:style-name="T7_6">/</text:span><text:span text:style-name="T7_7">image</text:span><text:span text:style-name="T7_8">/1965970/</text:span><text:span text:style-name="T7_9">my</text:span><text:span text:style-name="T7_10">-</text:span><text:span text:style-name="T7_11">little</text:span><text:span text:style-name="T7_12">-</text:span><text:span text:style-name="T7_13">pony</text:span><text:span text:style-name="T7_14">-</text:span><text:span text:style-name="T7_15">collectible</text:span><text:span text:style-name="T7_16">-</text:span><text:span text:style-name="T7_17">card</text:span><text:span text:style-name="T7_18">-</text:span><text:span text:style-name="T7_19">game</text:span></text:p>
      <text:p text:style-name="P8"/>
      <text:p text:style-name="P9"><text:span text:style-name="T9_1">Założenie</text:span><text:span text:style-name="T9_2"><text:s/></text:span><text:span text:style-name="T9_3">karcianek</text:span><text:span text:style-name="T9_4"><text:s/></text:span><text:span text:style-name="T9_5">kolekcjonerskich</text:span><text:span text:style-name="T9_6"><text:s/></text:span><text:span text:style-name="T9_7">jest</text:span><text:span text:style-name="T9_8"><text:s/></text:span><text:span text:style-name="T9_9">następujące</text:span><text:span text:style-name="T9_10">:<text:s/></text:span><text:span text:style-name="T9_11">gracz</text:span><text:span text:style-name="T9_12"><text:s/></text:span><text:span text:style-name="T9_13">kupuje</text:span><text:span text:style-name="T9_14"><text:s/></text:span><text:span text:style-name="T9_15">startery</text:span><text:span text:style-name="T9_16">,<text:s/></text:span><text:span text:style-name="T9_17">które</text:span><text:span text:style-name="T9_18"><text:s/></text:span><text:span text:style-name="T9_19">fizycznie</text:span><text:span text:style-name="T9_20"><text:s/></text:span><text:span text:style-name="T9_21">umożliwiają</text:span><text:span text:style-name="T9_22"><text:s/></text:span><text:span text:style-name="T9_23">mu</text:span><text:span text:style-name="T9_24"><text:s/></text:span><text:span text:style-name="T9_25">skompletowanie</text:span><text:span text:style-name="T9_26"><text:s/></text:span><text:span text:style-name="T9_27">przynajmniej</text:span><text:span text:style-name="T9_28"><text:s/></text:span><text:span text:style-name="T9_29">jednej</text:span><text:span text:style-name="T9_30"><text:s/></text:span><text:span text:style-name="T9_31">talii</text:span><text:span text:style-name="T9_32">.<text:s/></text:span><text:span text:style-name="T9_33">Taką</text:span><text:span text:style-name="T9_34"><text:s/></text:span><text:span text:style-name="T9_35">talią</text:span><text:span text:style-name="T9_36"><text:s/></text:span><text:span text:style-name="T9_37">teoretycznie</text:span><text:span text:style-name="T9_38"><text:s/></text:span><text:span text:style-name="T9_39">powinno</text:span><text:span text:style-name="T9_40"><text:s/></text:span><text:span text:style-name="T9_41">dać</text:span><text:span text:style-name="T9_42"><text:s/></text:span><text:span text:style-name="T9_43">się</text:span><text:span text:style-name="T9_44"><text:s/></text:span><text:span text:style-name="T9_45">grać</text:span><text:span text:style-name="T9_46"><text:s/></text:span><text:span text:style-name="T9_47">z</text:span><text:span text:style-name="T9_48"><text:s/></text:span><text:span text:style-name="T9_49">innymi</text:span><text:span text:style-name="T9_50"><text:s/></text:span><text:span text:style-name="T9_51">graczami</text:span><text:span text:style-name="T9_52">.<text:s/></text:span><text:span text:style-name="T9_53">Startery</text:span><text:span text:style-name="T9_54"><text:s/></text:span><text:span text:style-name="T9_55">są</text:span><text:span text:style-name="T9_56"><text:s/></text:span><text:span text:style-name="T9_57">różne</text:span><text:span text:style-name="T9_58"><text:s/></text:span><text:span text:style-name="T9_59">i</text:span><text:span text:style-name="T9_60"><text:s/></text:span><text:span text:style-name="T9_61">można</text:span><text:span text:style-name="T9_62"><text:s/></text:span><text:span text:style-name="T9_63">je</text:span><text:span text:style-name="T9_64"><text:s/></text:span><text:span text:style-name="T9_65">ze</text:span><text:span text:style-name="T9_66"><text:s/></text:span><text:span text:style-name="T9_67">sobą</text:span><text:span text:style-name="T9_68"><text:s/></text:span><text:span text:style-name="T9_69">mieszać</text:span><text:span text:style-name="T9_70">,<text:s/></text:span><text:span text:style-name="T9_71">aby</text:span><text:span text:style-name="T9_72"><text:s/></text:span><text:span text:style-name="T9_73">uzyskać</text:span><text:span text:style-name="T9_74"><text:s/></text:span><text:span text:style-name="T9_75">lepszą</text:span><text:span text:style-name="T9_76">,<text:s/></text:span><text:span text:style-name="T9_77">silniejszą</text:span><text:span text:style-name="T9_78"><text:s/></text:span><text:span text:style-name="T9_79">talię</text:span><text:span text:style-name="T9_80">.<text:s/></text:span><text:span text:style-name="T9_81">Wychodzą</text:span><text:span text:style-name="T9_82"><text:s/></text:span><text:span text:style-name="T9_83">też</text:span><text:span text:style-name="T9_84"><text:s/></text:span><text:span text:style-name="T9_85">boostery</text:span><text:span text:style-name="T9_86">,<text:s/></text:span><text:span text:style-name="T9_87">a</text:span><text:span text:style-name="T9_88"><text:s/></text:span><text:span text:style-name="T9_89">więc</text:span><text:span text:style-name="T9_90"><text:s/></text:span><text:span text:style-name="T9_91">małe</text:span><text:span text:style-name="T9_92"><text:s/>(</text:span><text:span text:style-name="T9_93">z</text:span><text:span text:style-name="T9_94"><text:s/></text:span><text:span text:style-name="T9_95">reguły</text:span><text:span text:style-name="T9_96"><text:s/>10-20<text:s/></text:span><text:span text:style-name="T9_97">sztuk</text:span><text:span text:style-name="T9_98">)<text:s/></text:span><text:span text:style-name="T9_99">paczki</text:span><text:span text:style-name="T9_100"><text:s/></text:span><text:span text:style-name="T9_101">kart</text:span><text:span text:style-name="T9_102">,<text:s/></text:span><text:span text:style-name="T9_103">których</text:span><text:span text:style-name="T9_104"><text:s/></text:span><text:span text:style-name="T9_105">nie</text:span><text:span text:style-name="T9_106"><text:s/></text:span><text:span text:style-name="T9_107">ma</text:span><text:span text:style-name="T9_108"><text:s/></text:span><text:span text:style-name="T9_109">w</text:span><text:span text:style-name="T9_110"><text:s/></text:span><text:span text:style-name="T9_111">starterach</text:span><text:span text:style-name="T9_112"><text:s/></text:span><text:span text:style-name="T9_113">lub</text:span><text:span text:style-name="T9_114"><text:s/></text:span><text:span text:style-name="T9_115">pojawiają</text:span><text:span text:style-name="T9_116"><text:s/></text:span><text:span text:style-name="T9_117">się</text:span><text:span text:style-name="T9_118"><text:s/></text:span><text:span text:style-name="T9_119">tam</text:span><text:span text:style-name="T9_120"><text:s/></text:span><text:span text:style-name="T9_121">dość</text:span><text:span text:style-name="T9_122"><text:s/></text:span><text:span text:style-name="T9_123">rzadko</text:span><text:span text:style-name="T9_124">.<text:s/></text:span><text:span text:style-name="T9_125">Najbardziej</text:span><text:span text:style-name="T9_126"><text:s/></text:span><text:span text:style-name="T9_127">znaną</text:span><text:span text:style-name="T9_128"><text:s/></text:span><text:span text:style-name="T9_129">grą</text:span><text:span text:style-name="T9_130"><text:s/></text:span><text:span text:style-name="T9_131">tego</text:span><text:span text:style-name="T9_132"><text:s/></text:span><text:span text:style-name="T9_133">typu</text:span><text:span text:style-name="T9_134"><text:s/></text:span><text:span text:style-name="T9_135">jest</text:span><text:span text:style-name="T9_136"><text:s/>„</text:span><text:span text:style-name="T9_137">Magic</text:span><text:span text:style-name="T9_138">:<text:s/></text:span><text:span text:style-name="T9_139">the</text:span><text:span text:style-name="T9_140"><text:s/></text:span><text:span text:style-name="T9_141">Gathering</text:span><text:span text:style-name="T9_142">”<text:s/></text:span><text:span text:style-name="T9_143">wydawane</text:span><text:span text:style-name="T9_144"><text:s/></text:span><text:span text:style-name="T9_145">przez</text:span><text:span text:style-name="T9_146"><text:s/></text:span><text:span text:style-name="T9_147">Wizards</text:span><text:span text:style-name="T9_148"><text:s/></text:span><text:span text:style-name="T9_149">of</text:span><text:span text:style-name="T9_150"><text:s/></text:span><text:span text:style-name="T9_151">the</text:span><text:span text:style-name="T9_152"><text:s/></text:span><text:span text:style-name="T9_153">Coast</text:span><text:span text:style-name="T9_154">,<text:s/></text:span><text:span text:style-name="T9_155">warto</text:span><text:span text:style-name="T9_156"><text:s/></text:span><text:span text:style-name="T9_157">też</text:span><text:span text:style-name="T9_158"><text:s/></text:span><text:span text:style-name="T9_159">przytoczyć</text:span><text:span text:style-name="T9_160"><text:s/>„</text:span><text:span text:style-name="T9_161">The</text:span><text:span text:style-name="T9_162"><text:s/></text:span><text:span text:style-name="T9_163">Spoils</text:span><text:span text:style-name="T9_164">”<text:s/></text:span><text:span text:style-name="T9_165">lub</text:span><text:span text:style-name="T9_166"><text:s/></text:span><text:span text:style-name="T9_167">pokrewne</text:span><text:span text:style-name="T9_168"><text:s/></text:span><text:span text:style-name="T9_169">MLP</text:span><text:span text:style-name="T9_170"><text:s/></text:span><text:span text:style-name="T9_171">inne</text:span><text:span text:style-name="T9_172"><text:s/></text:span><text:span text:style-name="T9_173">karcianki</text:span><text:span text:style-name="T9_174"><text:s/></text:span><text:span text:style-name="T9_175">bazujące</text:span><text:span text:style-name="T9_176"><text:s/></text:span><text:span text:style-name="T9_177">na</text:span><text:span text:style-name="T9_178"><text:s/></text:span><text:span text:style-name="T9_179">licencji</text:span><text:span text:style-name="T9_180"><text:s/></text:span><text:span text:style-name="T9_181">jakiegoś</text:span><text:span text:style-name="T9_182"><text:s/></text:span><text:span text:style-name="T9_183">znanego</text:span><text:span text:style-name="T9_184"><text:s/></text:span><text:span text:style-name="T9_185">filmu</text:span><text:span text:style-name="T9_186"><text:s/></text:span><text:span text:style-name="T9_187">lub</text:span><text:span text:style-name="T9_188"><text:s/></text:span><text:span text:style-name="T9_189">książki</text:span><text:span text:style-name="T9_190">.</text:span></text:p>
      <text:p text:style-name="P10"><text:span text:style-name="T10_1">W</text:span><text:span text:style-name="T10_2"><text:s/></text:span><text:span text:style-name="T10_3">praktyce</text:span><text:span text:style-name="T10_4"><text:s/></text:span><text:span text:style-name="T10_5">gra</text:span><text:span text:style-name="T10_6"><text:s/></text:span><text:span text:style-name="T10_7">samymi</text:span><text:span text:style-name="T10_8"><text:s/></text:span><text:span text:style-name="T10_9">starterami</text:span><text:span text:style-name="T10_10">,<text:s/></text:span><text:span text:style-name="T10_11">a</text:span><text:span text:style-name="T10_12"><text:s/></text:span><text:span text:style-name="T10_13">więc</text:span><text:span text:style-name="T10_14"><text:s/></text:span><text:span text:style-name="T10_15">opcja</text:span><text:span text:style-name="T10_16"><text:s/></text:span><text:span text:style-name="T10_17">wydania</text:span><text:span text:style-name="T10_18"><text:s/></text:span><text:span text:style-name="T10_19">minimalnej</text:span><text:span text:style-name="T10_20"><text:s/></text:span><text:span text:style-name="T10_21">ilości</text:span><text:span text:style-name="T10_22"><text:s/></text:span><text:span text:style-name="T10_23">pieniędzy</text:span><text:span text:style-name="T10_24">,<text:s/></text:span><text:span text:style-name="T10_25">jest</text:span><text:span text:style-name="T10_26"><text:s/></text:span><text:span text:style-name="T10_27">trudna</text:span><text:span text:style-name="T10_28"><text:s/></text:span><text:span text:style-name="T10_29">lub</text:span><text:span text:style-name="T10_30"><text:s/></text:span><text:span text:style-name="T10_31">nawet</text:span><text:span text:style-name="T10_32"><text:s/></text:span><text:span text:style-name="T10_33">niemożliwa</text:span><text:span text:style-name="T10_34">.<text:s/></text:span><text:span text:style-name="T10_35">W</text:span><text:span text:style-name="T10_36"><text:s/></text:span><text:span text:style-name="T10_37">boosterach</text:span><text:span text:style-name="T10_38"><text:s/></text:span><text:span text:style-name="T10_39">znajdują</text:span><text:span text:style-name="T10_40"><text:s/></text:span><text:span text:style-name="T10_41">się</text:span><text:span text:style-name="T10_42"><text:s/></text:span><text:span text:style-name="T10_43">rzadsze</text:span><text:span text:style-name="T10_44"><text:s/></text:span><text:span text:style-name="T10_45">i</text:span><text:span text:style-name="T10_46"><text:s/></text:span><text:span text:style-name="T10_47">często</text:span><text:span text:style-name="T10_48"><text:s/></text:span><text:span text:style-name="T10_49">dużo</text:span><text:span text:style-name="T10_50"><text:s/></text:span><text:span text:style-name="T10_51">potężniejsze</text:span><text:span text:style-name="T10_52"><text:s/></text:span><text:span text:style-name="T10_53">karty</text:span><text:span text:style-name="T10_54"><text:s/></text:span><text:span text:style-name="T10_55">od</text:span><text:span text:style-name="T10_56"><text:s/></text:span><text:span text:style-name="T10_57">tych</text:span><text:span text:style-name="T10_58"><text:s/></text:span><text:span text:style-name="T10_59">startowych</text:span><text:span text:style-name="T10_60"><text:s/></text:span><text:span text:style-name="T10_61">i</text:span><text:span text:style-name="T10_62"><text:s/></text:span><text:span text:style-name="T10_63">konfrontując</text:span><text:span text:style-name="T10_64"><text:s/></text:span><text:span text:style-name="T10_65">się</text:span><text:span text:style-name="T10_66"><text:s/></text:span><text:span text:style-name="T10_67">z</text:span><text:span text:style-name="T10_68"><text:s/></text:span><text:span text:style-name="T10_69">graczem</text:span><text:span text:style-name="T10_70">,<text:s/></text:span><text:span text:style-name="T10_71">który</text:span><text:span text:style-name="T10_72"><text:s/></text:span><text:span text:style-name="T10_73">wydał</text:span><text:span text:style-name="T10_74"><text:s/></text:span><text:span text:style-name="T10_75">więcej</text:span><text:span text:style-name="T10_76"><text:s/></text:span><text:span text:style-name="T10_77">środków</text:span><text:span text:style-name="T10_78"><text:s/></text:span><text:span text:style-name="T10_79">na</text:span><text:span text:style-name="T10_80"><text:s/></text:span><text:span text:style-name="T10_81">boostery</text:span><text:span text:style-name="T10_82">,<text:s/></text:span><text:span text:style-name="T10_83">istnieje</text:span><text:span text:style-name="T10_84"><text:s/></text:span><text:span text:style-name="T10_85">większe</text:span><text:span text:style-name="T10_86"><text:s/></text:span><text:span text:style-name="T10_87">ryzyko</text:span><text:span text:style-name="T10_88"><text:s/></text:span><text:span text:style-name="T10_89">naszej</text:span><text:span text:style-name="T10_90"><text:s/></text:span><text:span text:style-name="T10_91">porażki</text:span><text:span text:style-name="T10_92">.<text:s/></text:span><text:span text:style-name="T10_93">To</text:span><text:span text:style-name="T10_94"><text:s/></text:span><text:span text:style-name="T10_95">trochę</text:span><text:span text:style-name="T10_96"><text:s/></text:span><text:span text:style-name="T10_97">jak</text:span><text:span text:style-name="T10_98"><text:s/></text:span><text:span text:style-name="T10_99">w</text:span><text:span text:style-name="T10_100"><text:s/></text:span><text:span text:style-name="T10_101">grach</text:span><text:span text:style-name="T10_102"><text:s/></text:span><text:span text:style-name="T10_103">MMO</text:span><text:span text:style-name="T10_104"><text:s/></text:span><text:span text:style-name="T10_105">z</text:span><text:span text:style-name="T10_106"><text:s/></text:span><text:span text:style-name="T10_107">systemem</text:span><text:span text:style-name="T10_108"><text:s/></text:span><text:span text:style-name="T10_109">P</text:span><text:span text:style-name="T10_110">2</text:span><text:span text:style-name="T10_111">P</text:span><text:span text:style-name="T10_112">,<text:s/></text:span><text:span text:style-name="T10_113">czyli</text:span><text:span text:style-name="T10_114"><text:s/></text:span><text:span text:style-name="T10_115">Pay</text:span><text:span text:style-name="T10_116"><text:s/></text:span><text:span text:style-name="T10_117">to</text:span><text:span text:style-name="T10_118"><text:s/></text:span><text:span text:style-name="T10_119">Play</text:span><text:span text:style-name="T10_120">.<text:s/></text:span><text:span text:style-name="T10_121">Gracze</text:span><text:span text:style-name="T10_122"><text:s/>„</text:span><text:span text:style-name="T10_123">premium</text:span><text:span text:style-name="T10_124">”<text:s/></text:span><text:span text:style-name="T10_125">w</text:span><text:span text:style-name="T10_126"><text:s/></text:span><text:span text:style-name="T10_127">wielu</text:span><text:span text:style-name="T10_128"><text:s/></text:span><text:span text:style-name="T10_129">z</text:span><text:span text:style-name="T10_130"><text:s/></text:span><text:span text:style-name="T10_131">nich</text:span><text:span text:style-name="T10_132">,<text:s/></text:span><text:span text:style-name="T10_133">np</text:span><text:span text:style-name="T10_134">.<text:s/>„</text:span><text:span text:style-name="T10_135">World</text:span><text:span text:style-name="T10_136"><text:s/></text:span><text:span text:style-name="T10_137">of</text:span><text:span text:style-name="T10_138"><text:s/></text:span><text:span text:style-name="T10_139">Tanks</text:span><text:span text:style-name="T10_140">”,<text:s/></text:span><text:span text:style-name="T10_141">mają</text:span><text:span text:style-name="T10_142"><text:s/></text:span><text:span text:style-name="T10_143">zwyczajnie</text:span><text:span text:style-name="T10_144"><text:s/></text:span><text:span text:style-name="T10_145">lepiej</text:span><text:span text:style-name="T10_146">.</text:span></text:p>
      <text:p text:style-name="P11"><text:span text:style-name="T11_1">Dlatego</text:span><text:span text:style-name="T11_2"><text:s/></text:span><text:span text:style-name="T11_3">podchodząc</text:span><text:span text:style-name="T11_4"><text:s/></text:span><text:span text:style-name="T11_5">do</text:span><text:span text:style-name="T11_6"><text:s/></text:span><text:span text:style-name="T11_7">tematyki</text:span><text:span text:style-name="T11_8"><text:s/></text:span><text:span text:style-name="T11_9">gier</text:span><text:span text:style-name="T11_10"><text:s/></text:span><text:span text:style-name="T11_11">CCG</text:span><text:span text:style-name="T11_12">,<text:s/></text:span><text:span text:style-name="T11_13">czyli</text:span><text:span text:style-name="T11_14"><text:s/></text:span><text:span text:style-name="T11_15">na</text:span><text:span text:style-name="T11_16"><text:s/></text:span><text:span text:style-name="T11_17">przykład</text:span><text:span text:style-name="T11_18"><text:s/></text:span><text:span text:style-name="T11_19">recenzowanego</text:span><text:span text:style-name="T11_20"><text:s/></text:span><text:span text:style-name="T11_21">przeze</text:span><text:span text:style-name="T11_22"><text:s/></text:span><text:span text:style-name="T11_23">mnie</text:span><text:span text:style-name="T11_24"><text:s/></text:span><text:span text:style-name="T11_25">MLP</text:span><text:span text:style-name="T11_26">,<text:s/></text:span><text:span text:style-name="T11_27">należy</text:span><text:span text:style-name="T11_28"><text:s/></text:span><text:span text:style-name="T11_29">zdawać</text:span><text:span text:style-name="T11_30"><text:s/></text:span><text:span text:style-name="T11_31">sobie</text:span><text:span text:style-name="T11_32"><text:s/></text:span><text:span text:style-name="T11_33">sprawę</text:span><text:span text:style-name="T11_34">,<text:s/></text:span><text:span text:style-name="T11_35">że</text:span><text:span text:style-name="T11_36"><text:s/></text:span><text:span text:style-name="T11_37">o</text:span><text:span text:style-name="T11_38"><text:s/></text:span><text:span text:style-name="T11_39">ile</text:span><text:span text:style-name="T11_40"><text:s/></text:span><text:span text:style-name="T11_41">gra</text:span><text:span text:style-name="T11_42"><text:s/></text:span><text:span text:style-name="T11_43">opiera</text:span><text:span text:style-name="T11_44"><text:s/></text:span><text:span text:style-name="T11_45">się</text:span><text:span text:style-name="T11_46"><text:s/></text:span><text:span text:style-name="T11_47">na</text:span><text:span text:style-name="T11_48"><text:s/></text:span><text:span text:style-name="T11_49">starterach</text:span><text:span text:style-name="T11_50">,<text:s/></text:span><text:span text:style-name="T11_51">to</text:span><text:span text:style-name="T11_52"><text:s/></text:span><text:span text:style-name="T11_53">zwycięstwo</text:span><text:span text:style-name="T11_54"><text:s/></text:span><text:span text:style-name="T11_55">nierzadko</text:span><text:span text:style-name="T11_56"><text:s/></text:span><text:span text:style-name="T11_57">na</text:span><text:span text:style-name="T11_58"><text:s/></text:span><text:span text:style-name="T11_59">boosterach</text:span><text:span text:style-name="T11_60">.<text:s/></text:span><text:span text:style-name="T11_61">To</text:span><text:span text:style-name="T11_62"><text:s/></text:span><text:span text:style-name="T11_63">wydaje</text:span><text:span text:style-name="T11_64"><text:s/></text:span><text:span text:style-name="T11_65">się</text:span><text:span text:style-name="T11_66"><text:s/></text:span><text:span text:style-name="T11_67">wredne</text:span><text:span text:style-name="T11_68"><text:s/></text:span><text:span text:style-name="T11_69">i</text:span><text:span text:style-name="T11_70"><text:s/></text:span><text:span text:style-name="T11_71">niesprawiedliwe</text:span><text:span text:style-name="T11_72">,<text:s/></text:span><text:span text:style-name="T11_73">ale</text:span><text:span text:style-name="T11_74"><text:s/></text:span><text:span text:style-name="T11_75">na</text:span><text:span text:style-name="T11_76"><text:s/></text:span><text:span text:style-name="T11_77">tym</text:span><text:span text:style-name="T11_78"><text:s/></text:span><text:span text:style-name="T11_79">polega</text:span><text:span text:style-name="T11_80"><text:s/></text:span><text:span text:style-name="T11_81">cała</text:span><text:span text:style-name="T11_82"><text:s/></text:span><text:span text:style-name="T11_83">zabawa</text:span><text:span text:style-name="T11_84">.<text:s/></text:span><text:span text:style-name="T11_85">Co</text:span><text:span text:style-name="T11_86"><text:s/></text:span><text:span text:style-name="T11_87">więcej</text:span><text:span text:style-name="T11_88">,<text:s/></text:span><text:span text:style-name="T11_89">wchodzimy</text:span><text:span text:style-name="T11_90"><text:s/></text:span><text:span text:style-name="T11_91">w</text:span><text:span text:style-name="T11_92"><text:s/></text:span><text:span text:style-name="T11_93">odrobinę</text:span><text:span text:style-name="T11_94"><text:s/></text:span><text:span text:style-name="T11_95">hazardu</text:span><text:span text:style-name="T11_96">,<text:s/></text:span><text:span text:style-name="T11_97">gdyż</text:span><text:span text:style-name="T11_98"><text:s/></text:span><text:span text:style-name="T11_99">karty</text:span><text:span text:style-name="T11_100"><text:s/></text:span><text:span text:style-name="T11_101">w</text:span><text:span text:style-name="T11_102"><text:s/></text:span><text:span text:style-name="T11_103">boosterach</text:span><text:span text:style-name="T11_104">,<text:s/></text:span><text:span text:style-name="T11_105">niczym</text:span><text:span text:style-name="T11_106"><text:s/></text:span><text:span text:style-name="T11_107">figurki</text:span><text:span text:style-name="T11_108"><text:s/></text:span><text:span text:style-name="T11_109">w</text:span><text:span text:style-name="T11_110"><text:s/></text:span><text:span text:style-name="T11_111">Blind</text:span><text:span text:style-name="T11_112"><text:s/></text:span><text:span text:style-name="T11_113">Bagach</text:span><text:span text:style-name="T11_114">,<text:s/></text:span><text:span text:style-name="T11_115">są</text:span><text:span text:style-name="T11_116"><text:s/></text:span><text:span text:style-name="T11_117">niejawne</text:span><text:span text:style-name="T11_118"><text:s/></text:span><text:span text:style-name="T11_119">i</text:span><text:span text:style-name="T11_120"><text:s/></text:span><text:span text:style-name="T11_121">nie</text:span><text:span text:style-name="T11_122"><text:s/></text:span><text:span text:style-name="T11_123">wiemy</text:span><text:span text:style-name="T11_124">,<text:s/></text:span><text:span text:style-name="T11_125">co</text:span><text:span text:style-name="T11_126"><text:s/></text:span><text:span text:style-name="T11_127">kupimy</text:span><text:span text:style-name="T11_128">.<text:s/></text:span><text:span text:style-name="T11_129">Nierzadko</text:span><text:span text:style-name="T11_130"><text:s/></text:span><text:span text:style-name="T11_131">trzeba</text:span><text:span text:style-name="T11_132"><text:s/></text:span><text:span text:style-name="T11_133">wydać</text:span><text:span text:style-name="T11_134"><text:s/></text:span><text:span text:style-name="T11_135">okrągła</text:span><text:span text:style-name="T11_136"><text:s/></text:span><text:span text:style-name="T11_137">sumkę</text:span><text:span text:style-name="T11_138">,<text:s/></text:span><text:span text:style-name="T11_139">nim</text:span><text:span text:style-name="T11_140"><text:s/></text:span><text:span text:style-name="T11_141">znajdziemy</text:span><text:span text:style-name="T11_142"><text:s/></text:span><text:span text:style-name="T11_143">coś</text:span><text:span text:style-name="T11_144"><text:s/></text:span><text:span text:style-name="T11_145">naprawdę</text:span><text:span text:style-name="T11_146"><text:s/></text:span><text:span text:style-name="T11_147">pożytecznego</text:span><text:span text:style-name="T11_148">.</text:span></text:p>
      <text:p text:style-name="P12"><text:span text:style-name="T12_1">Jak</text:span><text:span text:style-name="T12_2"><text:s/></text:span><text:span text:style-name="T12_3">ta</text:span><text:span text:style-name="T12_4"><text:s/></text:span><text:span text:style-name="T12_5">sprawa</text:span><text:span text:style-name="T12_6"><text:s/></text:span><text:span text:style-name="T12_7">wygląda</text:span><text:span text:style-name="T12_8"><text:s/></text:span><text:span text:style-name="T12_9">konkretnie</text:span><text:span text:style-name="T12_10"><text:s/></text:span><text:span text:style-name="T12_11">w</text:span><text:span text:style-name="T12_12"><text:s/></text:span><text:span text:style-name="T12_13">przypadku</text:span><text:span text:style-name="T12_14"><text:s/></text:span><text:span text:style-name="T12_15">MLP</text:span><text:span text:style-name="T12_16">?<text:s/></text:span><text:span text:style-name="T12_17">Do</text:span><text:span text:style-name="T12_18"><text:s/></text:span><text:span text:style-name="T12_19">tego</text:span><text:span text:style-name="T12_20"><text:s/></text:span><text:span text:style-name="T12_21">przejdę</text:span><text:span text:style-name="T12_22"><text:s/></text:span><text:span text:style-name="T12_23">potem</text:span><text:span text:style-name="T12_24">,<text:s/></text:span><text:span text:style-name="T12_25">a</text:span><text:span text:style-name="T12_26"><text:s/></text:span><text:span text:style-name="T12_27">teraz</text:span><text:span text:style-name="T12_28"><text:s/></text:span><text:span text:style-name="T12_29">czas</text:span><text:span text:style-name="T12_30"><text:s/></text:span><text:span text:style-name="T12_31">na</text:span><text:span text:style-name="T12_32"><text:s/></text:span><text:span text:style-name="T12_33">opis</text:span><text:span text:style-name="T12_34"><text:s/></text:span><text:span text:style-name="T12_35">samej</text:span><text:span text:style-name="T12_36"><text:s/></text:span><text:span text:style-name="T12_37">gry</text:span><text:span text:style-name="T12_38"><text:s/></text:span><text:span text:style-name="T12_39">i</text:span><text:span text:style-name="T12_40"><text:s/></text:span><text:span text:style-name="T12_41">jej</text:span><text:span text:style-name="T12_42"><text:s/></text:span><text:span text:style-name="T12_43">mechaniki</text:span><text:span text:style-name="T12_44">.</text:span></text:p>
      <text:p text:style-name="P13"/>
      <text:p text:style-name="P14"><text:span text:style-name="T14_1">https</text:span><text:span text:style-name="T14_2">://</text:span><text:span text:style-name="T14_3">boardgamegeek</text:span><text:span text:style-name="T14_4">.</text:span><text:span text:style-name="T14_5">com</text:span><text:span text:style-name="T14_6">/</text:span><text:span text:style-name="T14_7">image</text:span><text:span text:style-name="T14_8">/1872832/</text:span><text:span text:style-name="T14_9">my</text:span><text:span text:style-name="T14_10">-</text:span><text:span text:style-name="T14_11">little</text:span><text:span text:style-name="T14_12">-</text:span><text:span text:style-name="T14_13">pony</text:span><text:span text:style-name="T14_14">-</text:span><text:span text:style-name="T14_15">collectible</text:span><text:span text:style-name="T14_16">-</text:span><text:span text:style-name="T14_17">card</text:span><text:span text:style-name="T14_18">-</text:span><text:span text:style-name="T14_19">game</text:span></text:p>
      <text:p text:style-name="P15"/>
      <text:p text:style-name="P16"><text:span text:style-name="T16_1">W</text:span><text:span text:style-name="T16_2"><text:s/></text:span><text:span text:style-name="T16_3">grze</text:span><text:span text:style-name="T16_4"><text:s/></text:span><text:span text:style-name="T16_5">wybieramy</text:span><text:span text:style-name="T16_6"><text:s/></text:span><text:span text:style-name="T16_7">sobie</text:span><text:span text:style-name="T16_8"><text:s/></text:span><text:span text:style-name="T16_9">postać</text:span><text:span text:style-name="T16_10">,<text:s/></text:span><text:span text:style-name="T16_11">którą</text:span><text:span text:style-name="T16_12"><text:s/></text:span><text:span text:style-name="T16_13">poprowadzimy</text:span><text:span text:style-name="T16_14"><text:s/></text:span><text:span text:style-name="T16_15">do</text:span><text:span text:style-name="T16_16"><text:s/></text:span><text:span text:style-name="T16_17">zwycięstwa</text:span><text:span text:style-name="T16_18">,<text:s/></text:span><text:span text:style-name="T16_19">czyli</text:span><text:span text:style-name="T16_20"><text:s/></text:span><text:span text:style-name="T16_21">nasz</text:span><text:span text:style-name="T16_22"><text:s/></text:span><text:span text:style-name="T16_23">Mane</text:span><text:span text:style-name="T16_24"><text:s/></text:span><text:span text:style-name="T16_25">Character</text:span><text:span text:style-name="T16_26">.</text:span><text:span text:style-name="T16_27"><text:s/></text:span><text:span text:style-name="T16_28">Posiada</text:span><text:span text:style-name="T16_29"><text:s/></text:span><text:span text:style-name="T16_30">on</text:span><text:span text:style-name="T16_31"><text:s/></text:span><text:span text:style-name="T16_32">jeden</text:span><text:span text:style-name="T16_33"><text:s/></text:span><text:span text:style-name="T16_34">z</text:span><text:span text:style-name="T16_35"><text:s/></text:span><text:span text:style-name="T16_36">sześciu</text:span><text:span text:style-name="T16_37"><text:s/></text:span><text:span text:style-name="T16_38">kolorów</text:span><text:span text:style-name="T16_39"><text:s/></text:span><text:span text:style-name="T16_40">many</text:span><text:span text:style-name="T16_41">,<text:s/></text:span><text:span text:style-name="T16_42">którego</text:span><text:span text:style-name="T16_43"><text:s/></text:span><text:span text:style-name="T16_44">symbol</text:span><text:span text:style-name="T16_45"><text:s/></text:span><text:span text:style-name="T16_46">i</text:span><text:span text:style-name="T16_47"><text:s/></text:span><text:span text:style-name="T16_48">barwa</text:span><text:span text:style-name="T16_49"><text:s/></text:span><text:span text:style-name="T16_50">odpowiadają</text:span><text:span text:style-name="T16_51"><text:s/></text:span><text:span text:style-name="T16_52">Mane</text:span><text:span text:style-name="T16_53"><text:s/>6.<text:s/></text:span><text:span text:style-name="T16_54">Jednak</text:span><text:span text:style-name="T16_55"><text:s/></text:span><text:span text:style-name="T16_56">oprócz</text:span><text:span text:style-name="T16_57"><text:s/></text:span><text:span text:style-name="T16_58">reprezentantek</text:span><text:span text:style-name="T16_59"><text:s/></text:span><text:span text:style-name="T16_60">Klejnotów</text:span><text:span text:style-name="T16_61"><text:s/></text:span><text:span text:style-name="T16_62">Harmonii</text:span><text:span text:style-name="T16_63"><text:s/></text:span><text:span text:style-name="T16_64">możemy</text:span><text:span text:style-name="T16_65"><text:s/></text:span><text:span text:style-name="T16_66">wcielać</text:span><text:span text:style-name="T16_67"><text:s/></text:span><text:span text:style-name="T16_68">się</text:span><text:span text:style-name="T16_69"><text:s/></text:span><text:span text:style-name="T16_70">też</text:span><text:span text:style-name="T16_71"><text:s/></text:span><text:span text:style-name="T16_72">w</text:span><text:span text:style-name="T16_73"><text:s/></text:span><text:span text:style-name="T16_74">wiele</text:span><text:span text:style-name="T16_75"><text:s/></text:span><text:span text:style-name="T16_76">innych</text:span><text:span text:style-name="T16_77"><text:s/></text:span><text:span text:style-name="T16_78">kucyków</text:span><text:span text:style-name="T16_79"><text:s/></text:span><text:span text:style-name="T16_80">i</text:span><text:span text:style-name="T16_81"><text:s/></text:span><text:span text:style-name="T16_82">istot</text:span><text:span text:style-name="T16_83">,<text:s/></text:span><text:span text:style-name="T16_84">jak</text:span><text:span text:style-name="T16_85"><text:s/></text:span><text:span text:style-name="T16_86">księżniczka</text:span><text:span text:style-name="T16_87"><text:s/></text:span><text:span text:style-name="T16_88">Luna</text:span><text:span text:style-name="T16_89">,<text:s/></text:span><text:span text:style-name="T16_90">Spike</text:span><text:span text:style-name="T16_91">,<text:s/></text:span><text:span text:style-name="T16_92">Cutie</text:span><text:span text:style-name="T16_93"><text:s/></text:span><text:span text:style-name="T16_94">Mark</text:span><text:span text:style-name="T16_95"><text:s/></text:span><text:span text:style-name="T16_96">Crusaders</text:span><text:span text:style-name="T16_97"><text:s/></text:span><text:span text:style-name="T16_98">czy</text:span><text:span text:style-name="T16_99"><text:s/></text:span><text:span text:style-name="T16_100">Maud</text:span><text:span text:style-name="T16_101"><text:s/></text:span><text:span text:style-name="T16_102">Pie</text:span><text:span text:style-name="T16_103">.</text:span></text:p>
      <text:p text:style-name="P17"><text:span text:style-name="T17_1">Naszym</text:span><text:span text:style-name="T17_2"><text:s/></text:span><text:span text:style-name="T17_3">celem</text:span><text:span text:style-name="T17_4"><text:s/></text:span><text:span text:style-name="T17_5">jest</text:span><text:span text:style-name="T17_6"><text:s/></text:span><text:span text:style-name="T17_7">rozwiązywanie</text:span><text:span text:style-name="T17_8"><text:s/></text:span><text:span text:style-name="T17_9">problemów</text:span><text:span text:style-name="T17_10">.<text:s/></text:span><text:span text:style-name="T17_11">W</text:span><text:span text:style-name="T17_12"><text:s/></text:span><text:span text:style-name="T17_13">każdej</text:span><text:span text:style-name="T17_14"><text:s/></text:span><text:span text:style-name="T17_15">chwili</text:span><text:span text:style-name="T17_16"><text:s/></text:span><text:span text:style-name="T17_17">na</text:span><text:span text:style-name="T17_18"><text:s/></text:span><text:span text:style-name="T17_19">stole</text:span><text:span text:style-name="T17_20"><text:s/></text:span><text:span text:style-name="T17_21">są</text:span><text:span text:style-name="T17_22"><text:s/></text:span><text:span text:style-name="T17_23">dwa</text:span><text:span text:style-name="T17_24"><text:s/></text:span><text:span text:style-name="T17_25">aktywne</text:span><text:span text:style-name="T17_26"><text:s/></text:span><text:span text:style-name="T17_27">problemy</text:span><text:span text:style-name="T17_28">,<text:s/></text:span><text:span text:style-name="T17_29">jeden</text:span><text:span text:style-name="T17_30"><text:s/></text:span><text:span text:style-name="T17_31">nasz</text:span><text:span text:style-name="T17_32">,<text:s/></text:span><text:span text:style-name="T17_33">drugi</text:span><text:span text:style-name="T17_34"><text:s/></text:span><text:span text:style-name="T17_35">przeciwnika</text:span><text:span text:style-name="T17_36">.<text:s/></text:span><text:span text:style-name="T17_37">W</text:span><text:span text:style-name="T17_38"><text:s/></text:span><text:span text:style-name="T17_39">naszym</text:span><text:span text:style-name="T17_40"><text:s/></text:span><text:span text:style-name="T17_41">musimy</text:span><text:span text:style-name="T17_42"><text:s/></text:span><text:span text:style-name="T17_43">zagrać</text:span><text:span text:style-name="T17_44"><text:s/></text:span><text:span text:style-name="T17_45">karty</text:span><text:span text:style-name="T17_46"><text:s/></text:span><text:span text:style-name="T17_47">o</text:span><text:span text:style-name="T17_48"><text:s/></text:span><text:span text:style-name="T17_49">określonej</text:span><text:span text:style-name="T17_50"><text:s/></text:span><text:span text:style-name="T17_51">ilości</text:span><text:span text:style-name="T17_52"><text:s/></text:span><text:span text:style-name="T17_53">danych</text:span><text:span text:style-name="T17_54"><text:s/></text:span><text:span text:style-name="T17_55">kolorów</text:span><text:span text:style-name="T17_56"><text:s/></text:span><text:span text:style-name="T17_57">many</text:span><text:span text:style-name="T17_58"><text:s/></text:span><text:span text:style-name="T17_59">lub</text:span><text:span text:style-name="T17_60"><text:s/></text:span><text:span text:style-name="T17_61">też</text:span><text:span text:style-name="T17_62"><text:s/></text:span><text:span text:style-name="T17_63">siły</text:span><text:span text:style-name="T17_64">,<text:s/></text:span><text:span text:style-name="T17_65">na</text:span><text:span text:style-name="T17_66"><text:s/></text:span><text:span text:style-name="T17_67">przykład</text:span><text:span text:style-name="T17_68"><text:s/>2<text:s/></text:span><text:span text:style-name="T17_69">punkty</text:span><text:span text:style-name="T17_70"><text:s/></text:span><text:span text:style-name="T17_71">fioletowej</text:span><text:span text:style-name="T17_72"><text:s/></text:span><text:span text:style-name="T17_73">i</text:span><text:span text:style-name="T17_74"><text:s/>2<text:s/></text:span><text:span text:style-name="T17_75">innej</text:span><text:span text:style-name="T17_76"><text:s/></text:span><text:span text:style-name="T17_77">niż</text:span><text:span text:style-name="T17_78"><text:s/></text:span><text:span text:style-name="T17_79">fioletowa</text:span><text:span text:style-name="T17_80">.<text:s/></text:span><text:span text:style-name="T17_81">Przeciwnik</text:span><text:span text:style-name="T17_82"><text:s/></text:span><text:span text:style-name="T17_83">w</text:span><text:span text:style-name="T17_84"><text:s/></text:span><text:span text:style-name="T17_85">tym</text:span><text:span text:style-name="T17_86"><text:s/></text:span><text:span text:style-name="T17_87">samym</text:span><text:span text:style-name="T17_88"><text:s/></text:span><text:span text:style-name="T17_89">problemie</text:span><text:span text:style-name="T17_90"><text:s/></text:span><text:span text:style-name="T17_91">potrzebuje</text:span><text:span text:style-name="T17_92"><text:s/></text:span><text:span text:style-name="T17_93">iluś</text:span><text:span text:style-name="T17_94"><text:s/></text:span><text:span text:style-name="T17_95">punktów</text:span><text:span text:style-name="T17_96"><text:s/></text:span><text:span text:style-name="T17_97">dowolnej</text:span><text:span text:style-name="T17_98"><text:s/></text:span><text:span text:style-name="T17_99">many</text:span><text:span text:style-name="T17_100">.<text:s/></text:span><text:span text:style-name="T17_101">Odwrotnie</text:span><text:span text:style-name="T17_102"><text:s/></text:span><text:span text:style-name="T17_103">jest</text:span><text:span text:style-name="T17_104"><text:s/></text:span><text:span text:style-name="T17_105">w</text:span><text:span text:style-name="T17_106"><text:s/></text:span><text:span text:style-name="T17_107">jego</text:span><text:span text:style-name="T17_108"><text:s/></text:span><text:span text:style-name="T17_109">queście</text:span><text:span text:style-name="T17_110">,<text:s/></text:span><text:span text:style-name="T17_111">gdzie</text:span><text:span text:style-name="T17_112"><text:s/></text:span><text:span text:style-name="T17_113">to</text:span><text:span text:style-name="T17_114"><text:s/></text:span><text:span text:style-name="T17_115">my</text:span><text:span text:style-name="T17_116"><text:s/></text:span><text:span text:style-name="T17_117">mamy</text:span><text:span text:style-name="T17_118"><text:s/></text:span><text:span text:style-name="T17_119">dowolność</text:span><text:span text:style-name="T17_120"><text:s/></text:span><text:span text:style-name="T17_121">koloru</text:span><text:span text:style-name="T17_122">,<text:s/></text:span><text:span text:style-name="T17_123">a</text:span><text:span text:style-name="T17_124"><text:s/></text:span><text:span text:style-name="T17_125">on</text:span><text:span text:style-name="T17_126"><text:s/></text:span><text:span text:style-name="T17_127">musi</text:span><text:span text:style-name="T17_128"><text:s/></text:span><text:span text:style-name="T17_129">się</text:span><text:span text:style-name="T17_130"><text:s/></text:span><text:span text:style-name="T17_131">podpasować</text:span><text:span text:style-name="T17_132">.</text:span></text:p>
      <text:p text:style-name="P18"><text:span text:style-name="T18_1">Za</text:span><text:span text:style-name="T18_2"><text:s/></text:span><text:span text:style-name="T18_3">rozwiązanie</text:span><text:span text:style-name="T18_4"><text:s/></text:span><text:span text:style-name="T18_5">problemu</text:span><text:span text:style-name="T18_6"><text:s/></text:span><text:span text:style-name="T18_7">dostajemy</text:span><text:span text:style-name="T18_8"><text:s/></text:span><text:span text:style-name="T18_9">jeden</text:span><text:span text:style-name="T18_10"><text:s/></text:span><text:span text:style-name="T18_11">punkt</text:span><text:span text:style-name="T18_12">.<text:s/></text:span><text:span text:style-name="T18_13">Jeśli</text:span><text:span text:style-name="T18_14"><text:s/></text:span><text:span text:style-name="T18_15">jako</text:span><text:span text:style-name="T18_16"><text:s/></text:span><text:span text:style-name="T18_17">pierwsi</text:span><text:span text:style-name="T18_18"><text:s/></text:span><text:span text:style-name="T18_19">to</text:span><text:span text:style-name="T18_20"><text:s/></text:span><text:span text:style-name="T18_21">zrobiliśmy</text:span><text:span text:style-name="T18_22">,<text:s/></text:span><text:span text:style-name="T18_23">to</text:span><text:span text:style-name="T18_24"><text:s/></text:span><text:span text:style-name="T18_25">zgarniamy</text:span><text:span text:style-name="T18_26"><text:s/></text:span><text:span text:style-name="T18_27">także</text:span><text:span text:style-name="T18_28"><text:s/></text:span><text:span text:style-name="T18_29">przewidziany</text:span><text:span text:style-name="T18_30"><text:s/></text:span><text:span text:style-name="T18_31">na</text:span><text:span text:style-name="T18_32"><text:s/></text:span><text:span text:style-name="T18_33">karcie</text:span><text:span text:style-name="T18_34"><text:s/></text:span><text:span text:style-name="T18_35">bonus</text:span><text:span text:style-name="T18_36"><text:s/></text:span><text:span text:style-name="T18_37">punktowy</text:span><text:span text:style-name="T18_38">.</text:span></text:p>
      <text:p text:style-name="P19"/>
      <text:p text:style-name="P20"><text:span text:style-name="T20_1">https</text:span><text:span text:style-name="T20_2">://</text:span><text:span text:style-name="T20_3">boardgamegeek</text:span><text:span text:style-name="T20_4">.</text:span><text:span text:style-name="T20_5">com</text:span><text:span text:style-name="T20_6">/</text:span><text:span text:style-name="T20_7">image</text:span><text:span text:style-name="T20_8">/1872833/</text:span><text:span text:style-name="T20_9">my</text:span><text:span text:style-name="T20_10">-</text:span><text:span text:style-name="T20_11">little</text:span><text:span text:style-name="T20_12">-</text:span><text:span text:style-name="T20_13">pony</text:span><text:span text:style-name="T20_14">-</text:span><text:span text:style-name="T20_15">collectible</text:span><text:span text:style-name="T20_16">-</text:span><text:span text:style-name="T20_17">card</text:span><text:span text:style-name="T20_18">-</text:span><text:span text:style-name="T20_19">game</text:span></text:p>
      <text:p text:style-name="P21"/>
      <text:p text:style-name="P22"><text:span text:style-name="T22_1">Są</text:span><text:span text:style-name="T22_2"><text:s/></text:span><text:span text:style-name="T22_3">cztery</text:span><text:span text:style-name="T22_4"><text:s/></text:span><text:span text:style-name="T22_5">inne</text:span><text:span text:style-name="T22_6"><text:s/></text:span><text:span text:style-name="T22_7">typy</text:span><text:span text:style-name="T22_8"><text:s/></text:span><text:span text:style-name="T22_9">kart</text:span><text:span text:style-name="T22_10">:<text:s/></text:span><text:span text:style-name="T22_11">to</text:span><text:span text:style-name="T22_12"><text:s/></text:span><text:span text:style-name="T22_13">nasi</text:span><text:span text:style-name="T22_14"><text:s/></text:span><text:span text:style-name="T22_15">przyjaciele</text:span><text:span text:style-name="T22_16"><text:s/>(</text:span><text:span text:style-name="T22_17">Friends</text:span><text:span text:style-name="T22_18">),<text:s/></text:span><text:span text:style-name="T22_19">którzy</text:span><text:span text:style-name="T22_20"><text:s/></text:span><text:span text:style-name="T22_21">są</text:span><text:span text:style-name="T22_22"><text:s/></text:span><text:span text:style-name="T22_23">kimś</text:span><text:span text:style-name="T22_24"><text:s/></text:span><text:span text:style-name="T22_25">w</text:span><text:span text:style-name="T22_26"><text:s/></text:span><text:span text:style-name="T22_27">rodzaju</text:span><text:span text:style-name="T22_28"><text:s/></text:span><text:span text:style-name="T22_29">kreatur</text:span><text:span text:style-name="T22_30"><text:s/></text:span><text:span text:style-name="T22_31">z</text:span><text:span text:style-name="T22_32"><text:s/></text:span><text:span text:style-name="T22_33">Magica</text:span><text:span text:style-name="T22_34">.<text:s/></text:span><text:span text:style-name="T22_35">To</text:span><text:span text:style-name="T22_36"><text:s/></text:span><text:span text:style-name="T22_37">podstawowe</text:span><text:span text:style-name="T22_38"><text:s/></text:span><text:span text:style-name="T22_39">jednostki</text:span><text:span text:style-name="T22_40"><text:s/></text:span><text:span text:style-name="T22_41">posiadające</text:span><text:span text:style-name="T22_42"><text:s/></text:span><text:span text:style-name="T22_43">swoją</text:span><text:span text:style-name="T22_44"><text:s/></text:span><text:span text:style-name="T22_45">moc</text:span><text:span text:style-name="T22_46">,<text:s/></text:span><text:span text:style-name="T22_47">potrzebną</text:span><text:span text:style-name="T22_48"><text:s/></text:span><text:span text:style-name="T22_49">do</text:span><text:span text:style-name="T22_50"><text:s/></text:span><text:span text:style-name="T22_51">rozwiązywania</text:span><text:span text:style-name="T22_52"><text:s/></text:span><text:span text:style-name="T22_53">problemów</text:span><text:span text:style-name="T22_54">.<text:s/></text:span><text:span text:style-name="T22_55">Można</text:span><text:span text:style-name="T22_56"><text:s/></text:span><text:span text:style-name="T22_57">je</text:span><text:span text:style-name="T22_58"><text:s/></text:span><text:span text:style-name="T22_59">wzmacniać</text:span><text:span text:style-name="T22_60"><text:s/></text:span><text:span text:style-name="T22_61">na</text:span><text:span text:style-name="T22_62"><text:s/></text:span><text:span text:style-name="T22_63">sta</text:span><text:span text:style-name="T22_64">łe</text:span><text:span text:style-name="T22_65"><text:s/></text:span><text:span text:style-name="T22_66">Resource</text:span><text:span text:style-name="T22_67">’</text:span><text:span text:style-name="T22_68">ami</text:span><text:span text:style-name="T22_69">,<text:s/></text:span><text:span text:style-name="T22_70">a</text:span><text:span text:style-name="T22_71"><text:s/></text:span><text:span text:style-name="T22_72">więc</text:span><text:span text:style-name="T22_73"><text:s/></text:span><text:span text:style-name="T22_74">ele</text:span><text:span text:style-name="T22_75">mentami</text:span><text:span text:style-name="T22_76"><text:s/></text:span><text:span text:style-name="T22_77">ekwipunku</text:span><text:span text:style-name="T22_78"><text:s/></text:span><text:span text:style-name="T22_79">itd</text:span><text:span text:style-name="T22_80">.,<text:s/></text:span><text:span text:style-name="T22_81">albo</text:span><text:span text:style-name="T22_82"><text:s/></text:span><text:span text:style-name="T22_83">czaso</text:span><text:span text:style-name="T22_84">wo</text:span><text:span text:style-name="T22_85"><text:s/></text:span><text:span text:style-name="T22_86">Eventami</text:span><text:span text:style-name="T22_87"><text:s/>(</text:span><text:span text:style-name="T22_88">takie</text:span><text:span text:style-name="T22_89"><text:s/></text:span><text:span text:style-name="T22_90">jakb</text:span><text:span text:style-name="T22_91">y</text:span><text:span text:style-name="T22_92"><text:s/></text:span><text:span text:style-name="T22_93">czary</text:span><text:span text:style-name="T22_94">).<text:s/></text:span><text:span text:style-name="T22_95">Ostatnim</text:span><text:span text:style-name="T22_96"><text:s/></text:span><text:span text:style-name="T22_97">typem</text:span><text:span text:style-name="T22_98"><text:s/></text:span><text:span text:style-name="T22_99">kart</text:span><text:span text:style-name="T22_100"><text:s/></text:span><text:span text:style-name="T22_101">są</text:span><text:span text:style-name="T22_102"><text:s/></text:span><text:span text:style-name="T22_103">Troublemakerzy</text:span><text:span text:style-name="T22_104">,<text:s/></text:span><text:span text:style-name="T22_105">karty</text:span><text:span text:style-name="T22_106"><text:s/></text:span><text:span text:style-name="T22_107">blokujące</text:span><text:span text:style-name="T22_108"><text:s/></text:span><text:span text:style-name="T22_109">dostęp</text:span><text:span text:style-name="T22_110"><text:s/></text:span><text:span text:style-name="T22_111">do</text:span><text:span text:style-name="T22_112"><text:s/></text:span><text:span text:style-name="T22_113">problemu</text:span><text:span text:style-name="T22_114"><text:s/></text:span><text:span text:style-name="T22_115">i</text:span><text:span text:style-name="T22_116"><text:s/></text:span><text:span text:style-name="T22_117">wymuszające</text:span><text:span text:style-name="T22_118"><text:s/></text:span><text:span text:style-name="T22_119">na</text:span><text:span text:style-name="T22_120"><text:s/></text:span><text:span text:style-name="T22_121">graczu</text:span><text:span text:style-name="T22_122"><text:s/></text:span><text:span text:style-name="T22_123">jakieś</text:span><text:span text:style-name="T22_124"><text:s/></text:span><text:span text:style-name="T22_125">straty</text:span><text:span text:style-name="T22_126"><text:s/></text:span><text:span text:style-name="T22_127">lub</text:span><text:span text:style-name="T22_128"><text:s/></text:span><text:span text:style-name="T22_129">inne</text:span><text:span text:style-name="T22_130"><text:s/></text:span><text:span text:style-name="T22_131">represje</text:span><text:span text:style-name="T22_132">.<text:s/></text:span><text:span text:style-name="T22_133">Za</text:span><text:span text:style-name="T22_134"><text:s/></text:span><text:span text:style-name="T22_135">ich</text:span><text:span text:style-name="T22_136"><text:s/></text:span><text:span text:style-name="T22_137">pokonanie</text:span><text:span text:style-name="T22_138"><text:s/></text:span><text:span text:style-name="T22_139">przewidziano</text:span><text:span text:style-name="T22_140"><text:s/></text:span><text:span text:style-name="T22_141">dodatkowe</text:span><text:span text:style-name="T22_142"><text:s/></text:span><text:span text:style-name="T22_143">punkty</text:span><text:span text:style-name="T22_144">,<text:s/></text:span><text:span text:style-name="T22_145">więc</text:span><text:span text:style-name="T22_146"><text:s/></text:span><text:span text:style-name="T22_147">nie</text:span><text:span text:style-name="T22_148"><text:s/></text:span><text:span text:style-name="T22_149">warto</text:span><text:span text:style-name="T22_150"><text:s/></text:span><text:span text:style-name="T22_151">rzucać</text:span><text:span text:style-name="T22_152"><text:s/></text:span><text:span text:style-name="T22_153">słabego</text:span><text:span text:style-name="T22_154"><text:s/></text:span><text:span text:style-name="T22_155">Troublemakera</text:span><text:span text:style-name="T22_156"><text:s/></text:span><text:span text:style-name="T22_157">przeciwko</text:span><text:span text:style-name="T22_158"><text:s/></text:span><text:span text:style-name="T22_159">silnej</text:span><text:span text:style-name="T22_160"><text:s/></text:span><text:span text:style-name="T22_161">drużynie</text:span><text:span text:style-name="T22_162">.</text:span></text:p>
      <text:p text:style-name="P23"><text:span text:style-name="T23_1">By</text:span><text:span text:style-name="T23_2"><text:s/></text:span><text:span text:style-name="T23_3">użyć</text:span><text:span text:style-name="T23_4"><text:s/></text:span><text:span text:style-name="T23_5">karty</text:span><text:span text:style-name="T23_6">,<text:s/></text:span><text:span text:style-name="T23_7">musimy</text:span><text:span text:style-name="T23_8"><text:s/></text:span><text:span text:style-name="T23_9">za</text:span><text:span text:style-name="T23_10"><text:s/></text:span><text:span text:style-name="T23_11">nią</text:span><text:span text:style-name="T23_12"><text:s/></text:span><text:span text:style-name="T23_13">zapłacić</text:span><text:span text:style-name="T23_14"><text:s/></text:span><text:span text:style-name="T23_15">odpowiednią</text:span><text:span text:style-name="T23_16"><text:s/></text:span><text:span text:style-name="T23_17">ilość</text:span><text:span text:style-name="T23_18"><text:s/></text:span><text:span text:style-name="T23_19">otrzymywanych</text:span><text:span text:style-name="T23_20"><text:s/></text:span><text:span text:style-name="T23_21">co</text:span><text:span text:style-name="T23_22"><text:s/></text:span><text:span text:style-name="T23_23">tur</text:span><text:span text:style-name="T23_24">ę</text:span><text:span text:style-name="T23_25"><text:s/></text:span><text:span text:style-name="T23_26">Action</text:span><text:span text:style-name="T23_27"><text:s/></text:span><text:span text:style-name="T23_28">Tokenów</text:span><text:span text:style-name="T23_29">,</text:span><text:span text:style-name="T23_30"><text:s/></text:span><text:span text:style-name="T23_31">a</text:span><text:span text:style-name="T23_32"><text:s/></text:span><text:span text:style-name="T23_33">także</text:span><text:span text:style-name="T23_34"><text:s/></text:span><text:span text:style-name="T23_35">spełniać</text:span><text:span text:style-name="T23_36"><text:s/></text:span><text:span text:style-name="T23_37">wymogi</text:span><text:span text:style-name="T23_38"><text:s/></text:span><text:span text:style-name="T23_39">dotyczące</text:span><text:span text:style-name="T23_40"><text:s/></text:span><text:span text:style-name="T23_41">many</text:span><text:span text:style-name="T23_42">.<text:s/></text:span><text:span text:style-name="T23_43">Przykładowo</text:span><text:span text:style-name="T23_44">,<text:s/></text:span><text:span text:style-name="T23_45">aby</text:span><text:span text:style-name="T23_46"><text:s/></text:span><text:span text:style-name="T23_47">wyłożyć</text:span><text:span text:style-name="T23_48"><text:s/></text:span><text:span text:style-name="T23_49">przyjaciela</text:span><text:span text:style-name="T23_50"><text:s/>„</text:span><text:span text:style-name="T23_51">Princess</text:span><text:span text:style-name="T23_52"><text:s/></text:span><text:span text:style-name="T23_53">Luna</text:span><text:span text:style-name="T23_54">:<text:s/></text:span><text:span text:style-name="T23_55">Night</text:span><text:span text:style-name="T23_56"><text:s/></text:span><text:span text:style-name="T23_57">Mare</text:span><text:span text:style-name="T23_58">”,<text:s/></text:span><text:span text:style-name="T23_59">musimy</text:span><text:span text:style-name="T23_60"><text:s/></text:span><text:span text:style-name="T23_61">mieć</text:span><text:span text:style-name="T23_62"><text:s/></text:span><text:span text:style-name="T23_63">już</text:span><text:span text:style-name="T23_64"><text:s/></text:span><text:span text:style-name="T23_65">gdzieś</text:span><text:span text:style-name="T23_66"><text:s/></text:span><text:span text:style-name="T23_67">w</text:span><text:span text:style-name="T23_68"><text:s/></text:span><text:span text:style-name="T23_69">grze</text:span><text:span text:style-name="T23_70"><text:s/>4<text:s/></text:span><text:span text:style-name="T23_71">jednostki</text:span><text:span text:style-name="T23_72"><text:s/></text:span><text:span text:style-name="T23_73">fioletowej</text:span><text:span text:style-name="T23_74"><text:s/></text:span><text:span text:style-name="T23_75">many</text:span><text:span text:style-name="T23_76">.<text:s/></text:span><text:span text:style-name="T23_77">No</text:span><text:span text:style-name="T23_78"><text:s/></text:span><text:span text:style-name="T23_79">i</text:span><text:span text:style-name="T23_80"><text:s/></text:span><text:span text:style-name="T23_81">trzeba</text:span><text:span text:style-name="T23_82"><text:s/></text:span><text:span text:style-name="T23_83">zapłacić</text:span><text:span text:style-name="T23_84">.</text:span></text:p>
      <text:p text:style-name="P24"><text:span text:style-name="T24_1">Ostatnim</text:span><text:span text:style-name="T24_2"><text:s/></text:span><text:span text:style-name="T24_3">elementem</text:span><text:span text:style-name="T24_4"><text:s/></text:span><text:span text:style-name="T24_5">gry</text:span><text:span text:style-name="T24_6"><text:s/></text:span><text:span text:style-name="T24_7">s</text:span><text:span text:style-name="T24_8">ą</text:span><text:span text:style-name="T24_9"><text:s/></text:span><text:span text:style-name="T24_10">Faceoffy</text:span><text:span text:style-name="T24_11">.<text:s/></text:span><text:span text:style-name="T24_12">Jeśli</text:span><text:span text:style-name="T24_13"><text:s/></text:span><text:span text:style-name="T24_14">dwaj</text:span><text:span text:style-name="T24_15"><text:s/></text:span><text:span text:style-name="T24_16">gracze</text:span><text:span text:style-name="T24_17"><text:s/></text:span><text:span text:style-name="T24_18">równocześnie</text:span><text:span text:style-name="T24_19"><text:s/></text:span><text:span text:style-name="T24_20">wypełniają</text:span><text:span text:style-name="T24_21"><text:s/></text:span><text:span text:style-name="T24_22">problem</text:span><text:span text:style-name="T24_23">,<text:s/></text:span><text:span text:style-name="T24_24">to</text:span><text:span text:style-name="T24_25"><text:s/></text:span><text:span text:style-name="T24_26">dochodzi</text:span><text:span text:style-name="T24_27"><text:s/></text:span><text:span text:style-name="T24_28">do</text:span><text:span text:style-name="T24_29"><text:s/></text:span><text:span text:style-name="T24_30">Faceoffu</text:span><text:span text:style-name="T24_31">.<text:s/></text:span><text:span text:style-name="T24_32">Obaj</text:span><text:span text:style-name="T24_33"><text:s/></text:span><text:span text:style-name="T24_34">podliczają</text:span><text:span text:style-name="T24_35"><text:s/></text:span><text:span text:style-name="T24_36">siłę</text:span><text:span text:style-name="T24_37"><text:s/></text:span><text:span text:style-name="T24_38">swoich</text:span><text:span text:style-name="T24_39"><text:s/></text:span><text:span text:style-name="T24_40">postaci</text:span><text:span text:style-name="T24_41"><text:s/></text:span><text:span text:style-name="T24_42">przy</text:span><text:span text:style-name="T24_43"><text:s/></text:span><text:span text:style-name="T24_44">problemie</text:span><text:span text:style-name="T24_45">,<text:s/></text:span><text:span text:style-name="T24_46">potem</text:span><text:span text:style-name="T24_47"><text:s/></text:span><text:span text:style-name="T24_48">ciągną</text:span><text:span text:style-name="T24_49"><text:s/></text:span><text:span text:style-name="T24_50">z</text:span><text:span text:style-name="T24_51"><text:s/></text:span><text:span text:style-name="T24_52">talii</text:span><text:span text:style-name="T24_53"><text:s/></text:span><text:span text:style-name="T24_54">jedną</text:span><text:span text:style-name="T24_55"><text:s/></text:span><text:span text:style-name="T24_56">kartę</text:span><text:span text:style-name="T24_57"><text:s/></text:span><text:span text:style-name="T24_58">i</text:span><text:span text:style-name="T24_59"><text:s/></text:span><text:span text:style-name="T24_60">dodają</text:span><text:span text:style-name="T24_61"><text:s/></text:span><text:span text:style-name="T24_62">jej</text:span><text:span text:style-name="T24_63"><text:s/></text:span><text:span text:style-name="T24_64">moc</text:span><text:span text:style-name="T24_65"><text:s/></text:span><text:span text:style-name="T24_66">do</text:span><text:span text:style-name="T24_67"><text:s/></text:span><text:span text:style-name="T24_68">wcześniejszej</text:span><text:span text:style-name="T24_69"><text:s/></text:span><text:span text:style-name="T24_70">puli</text:span><text:span text:style-name="T24_71">.<text:s/></text:span><text:span text:style-name="T24_72">Kto</text:span><text:span text:style-name="T24_73"><text:s/></text:span><text:span text:style-name="T24_74">ma</text:span><text:span text:style-name="T24_75"><text:s/></text:span><text:span text:style-name="T24_76">więcej</text:span><text:span text:style-name="T24_77">,<text:s/></text:span><text:span text:style-name="T24_78">ten</text:span><text:span text:style-name="T24_79"><text:s/></text:span><text:span text:style-name="T24_80">wygrywa</text:span><text:span text:style-name="T24_81"><text:s/></text:span><text:span text:style-name="T24_82">i</text:span><text:span text:style-name="T24_83"><text:s/></text:span><text:span text:style-name="T24_84">dostaje</text:span><text:span text:style-name="T24_85"><text:s/></text:span><text:span text:style-name="T24_86">ponownie</text:span><text:span text:style-name="T24_87"><text:s/></text:span><text:span text:style-name="T24_88">bonus</text:span><text:span text:style-name="T24_89"><text:s/></text:span><text:span text:style-name="T24_90">z</text:span><text:span text:style-name="T24_91"><text:s/></text:span><text:span text:style-name="T24_92">problemu</text:span><text:span text:style-name="T24_93">.<text:s/></text:span><text:span text:style-name="T24_94"><office:annotation><dc:creator/><text:p text:style-name="P25"><text:span text:style-name="T25_1">Nie</text:span><text:span text:style-name="T25_2"><text:s/></text:span><text:span text:style-name="T25_3">tylko</text:span><text:span text:style-name="T25_4">,<text:s/></text:span><text:span text:style-name="T25_5">są</text:span><text:span text:style-name="T25_6">,<text:s/></text:span><text:span text:style-name="T25_7">o</text:span><text:span text:style-name="T25_8"><text:s/></text:span><text:span text:style-name="T25_9">ile</text:span><text:span text:style-name="T25_10"><text:s/></text:span><text:span text:style-name="T25_11">dobrze</text:span><text:span text:style-name="T25_12"><text:s/></text:span><text:span text:style-name="T25_13">pamiętam</text:span><text:span text:style-name="T25_14">,<text:s/></text:span><text:span text:style-name="T25_15">specjalne</text:span><text:span text:style-name="T25_16"><text:s/></text:span><text:span text:style-name="T25_17">eventy</text:span><text:span text:style-name="T25_18">.</text:span></text:p></office:annotation></text:span><text:span text:style-name="T25_19"><office:annotation><dc:creator/><text:p text:style-name="P26"><text:span text:style-name="T26_1">Równie</text:span><text:span text:style-name="T26_2"><text:s/></text:span><text:span text:style-name="T26_3">dobrze</text:span><text:span text:style-name="T26_4"><text:s/></text:span><text:span text:style-name="T26_5">jutro</text:span><text:span text:style-name="T26_6"><text:s/></text:span><text:span text:style-name="T26_7">może</text:span><text:span text:style-name="T26_8"><text:s/></text:span><text:span text:style-name="T26_9">wyjść</text:span><text:span text:style-name="T26_10"><text:s/></text:span><text:span text:style-name="T26_11">Friend</text:span><text:span text:style-name="T26_12"><text:s/></text:span><text:span text:style-name="T26_13">imitujący</text:span><text:span text:style-name="T26_14"><text:s/></text:span><text:span text:style-name="T26_15">Mane</text:span><text:span text:style-name="T26_16"><text:s/></text:span><text:span text:style-name="T26_17">Character</text:span><text:span text:style-name="T26_18">.<text:s/></text:span><text:span text:style-name="T26_19">Chodzi</text:span><text:span text:style-name="T26_20"><text:s/></text:span><text:span text:style-name="T26_21">o</text:span><text:span text:style-name="T26_22"><text:s/></text:span><text:span text:style-name="T26_23">pewną</text:span><text:span text:style-name="T26_24"><text:s/></text:span><text:span text:style-name="T26_25">podstawę</text:span><text:span text:style-name="T26_26">.</text:span></text:p></office:annotation></text:span><text:span text:style-name="T26_27">Tylko</text:span><text:span text:style-name="T26_28"><text:s/></text:span><text:span text:style-name="T26_29">za</text:span><text:span text:style-name="T26_30"><text:s/></text:span><text:span text:style-name="T26_31">pomocą</text:span><text:span text:style-name="T26_32"><text:s/></text:span><text:span text:style-name="T26_33">podobnego</text:span><text:span text:style-name="T26_34"><text:s/></text:span><text:span text:style-name="T26_35">starcia</text:span><text:span text:style-name="T26_36"><text:s/></text:span><text:span text:style-name="T26_37">można</text:span><text:span text:style-name="T26_38"><text:s/></text:span><text:span text:style-name="T26_39">zmienić</text:span><text:span text:style-name="T26_40"><text:s/></text:span><text:span text:style-name="T26_41">kartę</text:span><text:span text:style-name="T26_42"><text:s/></text:span><text:span text:style-name="T26_43">problemu</text:span><text:span text:style-name="T26_44"><text:s/></text:span><text:span text:style-name="T26_45">na</text:span><text:span text:style-name="T26_46"><text:s/></text:span><text:span text:style-name="T26_47">nową</text:span><text:span text:style-name="T26_48">.</text:span><text:span text:style-name="T26_49"><text:s/></text:span><text:span text:style-name="T26_50">Faceoff</text:span><text:span text:style-name="T26_51"><text:s/></text:span><text:span text:style-name="T26_52">służy</text:span><text:span text:style-name="T26_53"><text:s/></text:span><text:span text:style-name="T26_54">też</text:span><text:span text:style-name="T26_55"><text:s/></text:span><text:span text:style-name="T26_56">do</text:span><text:span text:style-name="T26_57"><text:s/></text:span><text:span text:style-name="T26_58">walki</text:span><text:span text:style-name="T26_59"><text:s/></text:span><text:span text:style-name="T26_60">z</text:span><text:span text:style-name="T26_61"><text:s/></text:span><text:span text:style-name="T26_62">Troublemakerem</text:span><text:span text:style-name="T26_63">.</text:span></text:p>
      <text:p text:style-name="P27"><text:span text:style-name="T27_1">Zasady</text:span><text:span text:style-name="T27_2"><text:s/></text:span><text:span text:style-name="T27_3">są</text:span><text:span text:style-name="T27_4"><text:s/></text:span><text:span text:style-name="T27_5">zatem</text:span><text:span text:style-name="T27_6"><text:s/></text:span><text:span text:style-name="T27_7">zdecydowanie</text:span><text:span text:style-name="T27_8"><text:s/></text:span><text:span text:style-name="T27_9">proste</text:span><text:span text:style-name="T27_10"><text:s/></text:span><text:span text:style-name="T27_11">i</text:span><text:span text:style-name="T27_12"><text:s/></text:span><text:span text:style-name="T27_13">łatwe</text:span><text:span text:style-name="T27_14"><text:s/></text:span><text:span text:style-name="T27_15">do</text:span><text:span text:style-name="T27_16"><text:s/></text:span><text:span text:style-name="T27_17">wytłumaczenia</text:span><text:span text:style-name="T27_18"><text:s/></text:span><text:span text:style-name="T27_19">nawet</text:span><text:span text:style-name="T27_20"><text:s/></text:span><text:span text:style-name="T27_21">na</text:span><text:span text:style-name="T27_22"><text:s/></text:span><text:span text:style-name="T27_23">ponymeetcie</text:span><text:span text:style-name="T27_24">.<text:s/></text:span><text:span text:style-name="T27_25">Jednak</text:span><text:span text:style-name="T27_26"><text:s/></text:span><text:span text:style-name="T27_27">jest</text:span><text:span text:style-name="T27_28"><text:s/></text:span><text:span text:style-name="T27_29">z</text:span><text:span text:style-name="T27_30"><text:s/></text:span><text:span text:style-name="T27_31">nimi</text:span><text:span text:style-name="T27_32"><text:s/></text:span><text:span text:style-name="T27_33">pewien</text:span><text:span text:style-name="T27_34"><text:s/></text:span><text:span text:style-name="T27_35">problem</text:span><text:span text:style-name="T27_36">…</text:span></text:p>
      <text:p text:style-name="P28"><text:span text:style-name="T28_1"><office:annotation><dc:creator/><text:p text:style-name="P29"><text:span text:style-name="T29_1">http</text:span><text:span text:style-name="T29_2">://</text:span><text:span text:style-name="T29_3">img</text:span><text:span text:style-name="T29_4">2.</text:span><text:span text:style-name="T29_5">wikia</text:span><text:span text:style-name="T29_6">.</text:span><text:span text:style-name="T29_7">nocookie</text:span><text:span text:style-name="T29_8">.</text:span><text:span text:style-name="T29_9">net</text:span><text:span text:style-name="T29_10">/__</text:span><text:span text:style-name="T29_11">cb</text:span><text:span text:style-name="T29_12">20141123000349/</text:span><text:span text:style-name="T29_13">mylittleponyccg</text:span><text:span text:style-name="T29_14">/</text:span><text:span text:style-name="T29_15">images</text:span><text:span text:style-name="T29_16">/</text:span><text:span text:style-name="T29_17">e</text:span><text:span text:style-name="T29_18">/</text:span><text:span text:style-name="T29_19">e</text:span><text:span text:style-name="T29_20">1/</text:span><text:span text:style-name="T29_21">MLP</text:span><text:span text:style-name="T29_22">_</text:span><text:span text:style-name="T29_23">CCG</text:span><text:span text:style-name="T29_24">_</text:span><text:span text:style-name="T29_25">Comprehensive</text:span><text:span text:style-name="T29_26">_</text:span><text:span text:style-name="T29_27">Rules</text:span><text:span text:style-name="T29_28">_%28</text:span><text:span text:style-name="T29_29">v</text:span><text:span text:style-name="T29_30">2.1%29.</text:span><text:span text:style-name="T29_31">pdf</text:span></text:p></office:annotation></text:span><text:span text:style-name="T29_32"><office:annotation><dc:creator/><text:p text:style-name="P30"><text:span text:style-name="T30_1">Tutaj</text:span><text:span text:style-name="T30_2"><text:s/></text:span><text:span text:style-name="T30_3">wszystko</text:span><text:span text:style-name="T30_4"><text:s/></text:span><text:span text:style-name="T30_5">zapisane</text:span><text:span text:style-name="T30_6"><text:s/></text:span><text:span text:style-name="T30_7">matematycznie</text:span><text:span text:style-name="T30_8">,<text:s/></text:span><text:span text:style-name="T30_9">krok</text:span><text:span text:style-name="T30_10"><text:s/></text:span><text:span text:style-name="T30_11">po</text:span><text:span text:style-name="T30_12"><text:s/></text:span><text:span text:style-name="T30_13">kroku</text:span><text:span text:style-name="T30_14">.<text:s/></text:span><text:span text:style-name="T30_15">Obecnie</text:span><text:span text:style-name="T30_16"><text:s/></text:span><text:span text:style-name="T30_17">z</text:span><text:span text:style-name="T30_18"><text:s/></text:span><text:span text:style-name="T30_19">Arpegiem</text:span><text:span text:style-name="T30_20"><text:s/></text:span><text:span text:style-name="T30_21">i</text:span><text:span text:style-name="T30_22"><text:s/></text:span><text:span text:style-name="T30_23">Chemikiem</text:span><text:span text:style-name="T30_24"><text:s/></text:span><text:span text:style-name="T30_25">pracujemy</text:span><text:span text:style-name="T30_26"><text:s/></text:span><text:span text:style-name="T30_27">nad</text:span><text:span text:style-name="T30_28"><text:s/></text:span><text:span text:style-name="T30_29">tłumaczeniem</text:span><text:span text:style-name="T30_30">.</text:span></text:p></office:annotation></text:span><text:span text:style-name="T30_31"><office:annotation><dc:creator/><text:p text:style-name="P31"><text:span text:style-name="T31_1">Jest</text:span><text:span text:style-name="T31_2"><text:s/></text:span><text:span text:style-name="T31_3">w</text:span><text:span text:style-name="T31_4"><text:s/></text:span><text:span text:style-name="T31_5">internecie</text:span><text:span text:style-name="T31_6">,<text:s/></text:span><text:span text:style-name="T31_7">a</text:span><text:span text:style-name="T31_8"><text:s/></text:span><text:span text:style-name="T31_9">nie</text:span><text:span text:style-name="T31_10"><text:s/></text:span><text:span text:style-name="T31_11">w</text:span><text:span text:style-name="T31_12"><text:s/></text:span><text:span text:style-name="T31_13">pudełku</text:span><text:span text:style-name="T31_14">.<text:s/></text:span><text:span text:style-name="T31_15">Nie</text:span><text:span text:style-name="T31_16"><text:s/></text:span><text:span text:style-name="T31_17">liczy</text:span><text:span text:style-name="T31_18"><text:s/></text:span><text:span text:style-name="T31_19">się</text:span><text:span text:style-name="T31_20">.<text:s/></text:span><text:span text:style-name="T31_21">Recenzent</text:span><text:span text:style-name="T31_22"><text:s/></text:span><text:span text:style-name="T31_23">ocenia</text:span><text:span text:style-name="T31_24"><text:s/></text:span><text:span text:style-name="T31_25">to</text:span><text:span text:style-name="T31_26">,<text:s/></text:span><text:span text:style-name="T31_27">co</text:span><text:span text:style-name="T31_28"><text:s/></text:span><text:span text:style-name="T31_29">dostaje</text:span><text:span text:style-name="T31_30"><text:s/></text:span><text:span text:style-name="T31_31">z</text:span><text:span text:style-name="T31_32"><text:s/></text:span><text:span text:style-name="T31_33">grą</text:span><text:span text:style-name="T31_34">,<text:s/></text:span><text:span text:style-name="T31_35">a</text:span><text:span text:style-name="T31_36"><text:s/></text:span><text:span text:style-name="T31_37">nie</text:span><text:span text:style-name="T31_38"><text:s/></text:span><text:span text:style-name="T31_39">to</text:span><text:span text:style-name="T31_40">,<text:s/></text:span><text:span text:style-name="T31_41">co</text:span><text:span text:style-name="T31_42"><text:s/></text:span><text:span text:style-name="T31_43">sobie</text:span><text:span text:style-name="T31_44"><text:s/></text:span><text:span text:style-name="T31_45">krąży</text:span><text:span text:style-name="T31_46"><text:s/></text:span><text:span text:style-name="T31_47">po</text:span><text:span text:style-name="T31_48"><text:s/></text:span><text:span text:style-name="T31_49">sieci</text:span><text:span text:style-name="T31_50">.</text:span></text:p></office:annotation></text:span><text:span text:style-name="T31_51">T</text:span><text:span text:style-name="T31_52">ym</text:span><text:span text:style-name="T31_53"><text:s/></text:span><text:span text:style-name="T31_54">kłopotem</text:span><text:span text:style-name="T31_55"><text:s/></text:span><text:span text:style-name="T31_56">jest</text:span><text:span text:style-name="T31_57"><text:s/></text:span><text:span text:style-name="T31_58">bardzo</text:span><text:span text:style-name="T31_59"><text:s/></text:span><text:span text:style-name="T31_60">zła</text:span><text:span text:style-name="T31_61"><text:s/></text:span><text:span text:style-name="T31_62">instrukcja</text:span><text:span text:style-name="T31_63">.<text:s/></text:span><text:span text:style-name="T31_64">Widziałem</text:span><text:span text:style-name="T31_65"><text:s/></text:span><text:span text:style-name="T31_66">w</text:span><text:span text:style-name="T31_67"><text:s/></text:span><text:span text:style-name="T31_68">swojej</text:span><text:span text:style-name="T31_69"><text:s/></text:span><text:span text:style-name="T31_70">karierze</text:span><text:span text:style-name="T31_71"><text:s/></text:span><text:span text:style-name="T31_72">różne</text:span><text:span text:style-name="T31_73"><text:s/></text:span><text:span text:style-name="T31_74">gry</text:span><text:span text:style-name="T31_75">,<text:s/></text:span><text:span text:style-name="T31_76">nawet</text:span><text:span text:style-name="T31_77"><text:s/></text:span><text:span text:style-name="T31_78">takie</text:span><text:span text:style-name="T31_79"><text:s/></text:span><text:span text:style-name="T31_80">bez</text:span><text:span text:style-name="T31_81"><text:s/></text:span><text:span text:style-name="T31_82">instrukcji</text:span><text:span text:style-name="T31_83">,<text:s/></text:span><text:span text:style-name="T31_84">ale</text:span><text:span text:style-name="T31_85"><text:s/></text:span><text:span text:style-name="T31_86">tutaj</text:span><text:span text:style-name="T31_87"><text:s/></text:span><text:span text:style-name="T31_88">po</text:span><text:span text:style-name="T31_89"><text:s/></text:span><text:span text:style-name="T31_90">raz</text:span><text:span text:style-name="T31_91"><text:s/></text:span><text:span text:style-name="T31_92">pierwszy</text:span><text:span text:style-name="T31_93"><text:s/></text:span><text:span text:style-name="T31_94">doświadczyłem</text:span><text:span text:style-name="T31_95"><text:s/></text:span><text:span text:style-name="T31_96">aż</text:span><text:span text:style-name="T31_97"><text:s/></text:span><text:span text:style-name="T31_98">takich</text:span><text:span text:style-name="T31_99"><text:s/></text:span><text:span text:style-name="T31_100">kłopotów</text:span><text:span text:style-name="T31_101">,<text:s/></text:span><text:span text:style-name="T31_102">aby</text:span><text:span text:style-name="T31_103"><text:s/></text:span><text:span text:style-name="T31_104">pojąć</text:span><text:span text:style-name="T31_105">,<text:s/></text:span><text:span text:style-name="T31_106">o</text:span><text:span text:style-name="T31_107"><text:s/></text:span><text:span text:style-name="T31_108">co</text:span><text:span text:style-name="T31_109"><text:s/></text:span><text:span text:style-name="T31_110">tu</text:span><text:span text:style-name="T31_111"><text:s/></text:span><text:span text:style-name="T31_112">chodzi</text:span><text:span text:style-name="T31_113">.<text:s/></text:span><text:span text:style-name="T31_114">Co</text:span><text:span text:style-name="T31_115"><text:s/></text:span><text:span text:style-name="T31_116">więcej</text:span><text:span text:style-name="T31_117">,<text:s/></text:span><text:span text:style-name="T31_118">nie</text:span><text:span text:style-name="T31_119"><text:s/></text:span><text:span text:style-name="T31_120">jestem</text:span><text:span text:style-name="T31_121"><text:s/></text:span><text:span text:style-name="T31_122">w</text:span><text:span text:style-name="T31_123"><text:s/></text:span><text:span text:style-name="T31_124">tym</text:span><text:span text:style-name="T31_125"><text:s/></text:span><text:span text:style-name="T31_126">odosobniony</text:span><text:span text:style-name="T31_127">.<text:s/></text:span><text:span text:style-name="T31_128">Ile</text:span><text:span text:style-name="T31_129"><text:s/></text:span><text:span text:style-name="T31_130">razy</text:span><text:span text:style-name="T31_131"><text:s/></text:span><text:span text:style-name="T31_132">bym</text:span><text:span text:style-name="T31_133"><text:s/></text:span><text:span text:style-name="T31_134">nie</text:span><text:span text:style-name="T31_135"><text:s/></text:span><text:span text:style-name="T31_136">spotykał</text:span><text:span text:style-name="T31_137"><text:s/></text:span><text:span text:style-name="T31_138">się</text:span><text:span text:style-name="T31_139"><text:s/></text:span><text:span text:style-name="T31_140">z</text:span><text:span text:style-name="T31_141"><text:s/></text:span><text:span text:style-name="T31_142">kimś</text:span><text:span text:style-name="T31_143"><text:s/></text:span><text:span text:style-name="T31_144">przy</text:span><text:span text:style-name="T31_145"><text:s/></text:span><text:span text:style-name="T31_146">grze</text:span><text:span text:style-name="T31_147">,<text:s/></text:span><text:span text:style-name="T31_148">to</text:span><text:span text:style-name="T31_149"><text:s/></text:span><text:span text:style-name="T31_150">albo</text:span><text:span text:style-name="T31_151"><text:s/></text:span><text:span text:style-name="T31_152">mój</text:span><text:span text:style-name="T31_153"><text:s/></text:span><text:span text:style-name="T31_154">partner</text:span><text:span text:style-name="T31_155"><text:s/></text:span><text:span text:style-name="T31_156">posiada</text:span><text:span text:style-name="T31_157"><text:s/></text:span><text:span text:style-name="T31_158">własną</text:span><text:span text:style-name="T31_159"><text:s/></text:span><text:span text:style-name="T31_160">wizję</text:span><text:span text:style-name="T31_161"><text:s/></text:span><text:span text:style-name="T31_162">zasad</text:span><text:span text:style-name="T31_163">,<text:s/></text:span><text:span text:style-name="T31_164">nawet</text:span><text:span text:style-name="T31_165"><text:s/></text:span><text:span text:style-name="T31_166">o</text:span><text:span text:style-name="T31_167"><text:s/></text:span><text:span text:style-name="T31_168">tym</text:span><text:span text:style-name="T31_169"><text:s/></text:span><text:span text:style-name="T31_170">nie</text:span><text:span text:style-name="T31_171"><text:s/></text:span><text:span text:style-name="T31_172">wiedząc</text:span><text:span text:style-name="T31_173">,<text:s/></text:span><text:span text:style-name="T31_174">albo</text:span><text:span text:style-name="T31_175"><text:s/></text:span><text:span text:style-name="T31_176">sam</text:span><text:span text:style-name="T31_177"><text:s/></text:span><text:span text:style-name="T31_178">wielu</text:span><text:span text:style-name="T31_179"><text:s/></text:span><text:span text:style-name="T31_180">rzeczy</text:span><text:span text:style-name="T31_181"><text:s/></text:span><text:span text:style-name="T31_182">nie</text:span><text:span text:style-name="T31_183"><text:s/></text:span><text:span text:style-name="T31_184">ogarnia</text:span><text:span text:style-name="T31_185">.<text:s/></text:span><text:span text:style-name="T31_186">Co</text:span><text:span text:style-name="T31_187"><text:s/></text:span><text:span text:style-name="T31_188">gorsze</text:span><text:span text:style-name="T31_189">,<text:s/></text:span><text:span text:style-name="T31_190">mnóstwo</text:span><text:span text:style-name="T31_191"><text:s/></text:span><text:span text:style-name="T31_192">razy</text:span><text:span text:style-name="T31_193"><text:s/></text:span><text:span text:style-name="T31_194">zdarzało</text:span><text:span text:style-name="T31_195"><text:s/></text:span><text:span text:style-name="T31_196">się</text:span><text:span text:style-name="T31_197">,<text:s/></text:span><text:span text:style-name="T31_198">że</text:span><text:span text:style-name="T31_199"><text:s/></text:span><text:span text:style-name="T31_200">spotykając</text:span><text:span text:style-name="T31_201"><text:s/></text:span><text:span text:style-name="T31_202">się</text:span><text:span text:style-name="T31_203"><text:s/></text:span><text:span text:style-name="T31_204">z</text:span><text:span text:style-name="T31_205"><text:s/></text:span><text:span text:style-name="T31_206">innym</text:span><text:span text:style-name="T31_207"><text:s/></text:span><text:span text:style-name="T31_208">graczem</text:span><text:span text:style-name="T31_209">,<text:s/></text:span><text:span text:style-name="T31_210">witamy</text:span><text:span text:style-name="T31_211"><text:s/></text:span><text:span text:style-name="T31_212">się</text:span><text:span text:style-name="T31_213"><text:s/></text:span><text:span text:style-name="T31_214">stwierdzeniem</text:span><text:span text:style-name="T31_215"><text:s/>„</text:span><text:span text:style-name="T31_216">źle</text:span><text:span text:style-name="T31_217"><text:s/></text:span><text:span text:style-name="T31_218">graliśmy</text:span><text:span text:style-name="T31_219">,<text:s/></text:span><text:span text:style-name="T31_220">mam</text:span><text:span text:style-name="T31_221"><text:s/></text:span><text:span text:style-name="T31_222">nową</text:span><text:span text:style-name="T31_223"><text:s/></text:span><text:span text:style-name="T31_224">zasadę</text:span><text:span text:style-name="T31_225">!”.<text:s/></text:span><text:span text:style-name="T31_226">Miewałem</text:span><text:span text:style-name="T31_227"><text:s/></text:span><text:span text:style-name="T31_228">też</text:span><text:span text:style-name="T31_229"><text:s/></text:span><text:span text:style-name="T31_230">inne</text:span><text:span text:style-name="T31_231"><text:s/></text:span><text:span text:style-name="T31_232">sytuacje</text:span><text:span text:style-name="T31_233">.<text:s/></text:span><text:span text:style-name="T31_234">Podchodzi</text:span><text:span text:style-name="T31_235"><text:s/></text:span><text:span text:style-name="T31_236">do</text:span><text:span text:style-name="T31_237"><text:s/></text:span><text:span text:style-name="T31_238">nas</text:span><text:span text:style-name="T31_239"><text:s/></text:span><text:span text:style-name="T31_240">osoba</text:span><text:span text:style-name="T31_241"><text:s/></text:span><text:span text:style-name="T31_242">trzecia</text:span><text:span text:style-name="T31_243">,<text:s/></text:span><text:span text:style-name="T31_244">chwilę</text:span><text:span text:style-name="T31_245"><text:s/></text:span><text:span text:style-name="T31_246">przypatruje</text:span><text:span text:style-name="T31_247"><text:s/></text:span><text:span text:style-name="T31_248">się</text:span><text:span text:style-name="T31_249"><text:s/></text:span><text:span text:style-name="T31_250">grze</text:span><text:span text:style-name="T31_251"><text:s/></text:span><text:span text:style-name="T31_252">i</text:span><text:span text:style-name="T31_253"><text:s/></text:span><text:span text:style-name="T31_254">mówi</text:span><text:span text:style-name="T31_255">:<text:s/></text:span><text:span text:style-name="T31_256">źle</text:span><text:span text:style-name="T31_257"><text:s/></text:span><text:span text:style-name="T31_258">robicie</text:span><text:span text:style-name="T31_259"><text:s/></text:span><text:span text:style-name="T31_260">to</text:span><text:span text:style-name="T31_261"><text:s/></text:span><text:span text:style-name="T31_262">i</text:span><text:span text:style-name="T31_263"><text:s/></text:span><text:span text:style-name="T31_264">to</text:span><text:span text:style-name="T31_265">.<text:s/></text:span><text:span text:style-name="T31_266">Patrzymy</text:span><text:span text:style-name="T31_267"><text:s/></text:span><text:span text:style-name="T31_268">do</text:span><text:span text:style-name="T31_269"><text:s/></text:span><text:span text:style-name="T31_270">instrukcji</text:span><text:span text:style-name="T31_271"><text:s/></text:span><text:span text:style-name="T31_272">i</text:span><text:span text:style-name="T31_273"><text:s/></text:span><text:span text:style-name="T31_274">faktycznie</text:span><text:span text:style-name="T31_275">,<text:s/></text:span><text:span text:style-name="T31_276">jedną</text:span><text:span text:style-name="T31_277"><text:s/></text:span><text:span text:style-name="T31_278">rzecz</text:span><text:span text:style-name="T31_279"><text:s/></text:span><text:span text:style-name="T31_280">robiliśmy</text:span><text:span text:style-name="T31_281"><text:s/></text:span><text:span text:style-name="T31_282">dobrze</text:span><text:span text:style-name="T31_283">,<text:s/></text:span><text:span text:style-name="T31_284">a</text:span><text:span text:style-name="T31_285"><text:s/></text:span><text:span text:style-name="T31_286">drugą</text:span><text:span text:style-name="T31_287"><text:s/></text:span><text:span text:style-name="T31_288">tamta</text:span><text:span text:style-name="T31_289"><text:s/></text:span><text:span text:style-name="T31_290">trzecia</text:span><text:span text:style-name="T31_291"><text:s/></text:span><text:span text:style-name="T31_292">osoba</text:span><text:span text:style-name="T31_293"><text:s/></text:span><text:span text:style-name="T31_294">kojarzyła</text:span><text:span text:style-name="T31_295"><text:s/></text:span><text:span text:style-name="T31_296">źle</text:span><text:span text:style-name="T31_297">.</text:span></text:p>
      <text:p text:style-name="P32"><text:span text:style-name="T32_1">Tak</text:span><text:span text:style-name="T32_2"><text:s/></text:span><text:span text:style-name="T32_3">ogromne</text:span><text:span text:style-name="T32_4"><text:s/></text:span><text:span text:style-name="T32_5">niejasności</text:span><text:span text:style-name="T32_6"><text:s/></text:span><text:span text:style-name="T32_7">i</text:span><text:span text:style-name="T32_8"><text:s/></text:span><text:span text:style-name="T32_9">rozbieżne</text:span><text:span text:style-name="T32_10"><text:s/></text:span><text:span text:style-name="T32_11">wizje</text:span><text:span text:style-name="T32_12"><text:s/></text:span><text:span text:style-name="T32_13">prostej</text:span><text:span text:style-name="T32_14"><text:s/></text:span><text:span text:style-name="T32_15">gry</text:span><text:span text:style-name="T32_16"><text:s/></text:span><text:span text:style-name="T32_17">świadczą</text:span><text:span text:style-name="T32_18"><text:s/></text:span><text:span text:style-name="T32_19">o</text:span><text:span text:style-name="T32_20"><text:s/></text:span><text:span text:style-name="T32_21">fatalnej</text:span><text:span text:style-name="T32_22"><text:s/></text:span><text:span text:style-name="T32_23">redakcji</text:span><text:span text:style-name="T32_24"><text:s/></text:span><text:span text:style-name="T32_25">instrukcji</text:span><text:span text:style-name="T32_26">.<text:s/></text:span><text:span text:style-name="T32_27">Brakuje</text:span><text:span text:style-name="T32_28"><text:s/></text:span><text:span text:style-name="T32_29">w</text:span><text:span text:style-name="T32_30"><text:s/></text:span><text:span text:style-name="T32_31">niej</text:span><text:span text:style-name="T32_32"><text:s/></text:span><text:span text:style-name="T32_33">ilustracji</text:span><text:span text:style-name="T32_34">,<text:s/></text:span><text:span text:style-name="T32_35">jasnego</text:span><text:span text:style-name="T32_36"><text:s/></text:span><text:span text:style-name="T32_37">wypunktowania</text:span><text:span text:style-name="T32_38"><text:s/></text:span><text:span text:style-name="T32_39">zasad</text:span><text:span text:style-name="T32_40">,<text:s/></text:span><text:span text:style-name="T32_41">schematów</text:span><text:span text:style-name="T32_42"><text:s/></text:span><text:span text:style-name="T32_43">i</text:span><text:span text:style-name="T32_44"><text:s/></text:span><text:span text:style-name="T32_45">odpowiedniej</text:span><text:span text:style-name="T32_46"><text:s/></text:span><text:span text:style-name="T32_47">ilości</text:span><text:span text:style-name="T32_48"><text:s/></text:span><text:span text:style-name="T32_49">lapidarnych</text:span><text:span text:style-name="T32_50"><text:s/></text:span><text:span text:style-name="T32_51">przykładów</text:span><text:span text:style-name="T32_52">.<text:s/></text:span><text:span text:style-name="T32_53">Jej</text:span><text:span text:style-name="T32_54"><text:s/></text:span><text:span text:style-name="T32_55">forma</text:span><text:span text:style-name="T32_56">,<text:s/></text:span><text:span text:style-name="T32_57">czyli</text:span><text:span text:style-name="T32_58"><text:s/></text:span><text:span text:style-name="T32_59">mała</text:span><text:span text:style-name="T32_60"><text:s/></text:span><text:span text:style-name="T32_61">i</text:span><text:span text:style-name="T32_62"><text:s/></text:span><text:span text:style-name="T32_63">biedna</text:span><text:span text:style-name="T32_64"><text:s/></text:span><text:span text:style-name="T32_65">książeczka</text:span><text:span text:style-name="T32_66"><text:s/></text:span><text:span text:style-name="T32_67">zupełnie</text:span><text:span text:style-name="T32_68"><text:s/></text:span><text:span text:style-name="T32_69">nie</text:span><text:span text:style-name="T32_70"><text:s/></text:span><text:span text:style-name="T32_71">zadowala</text:span><text:span text:style-name="T32_72">.<text:s/></text:span><text:span text:style-name="T32_73">Co</text:span><text:span text:style-name="T32_74"><text:s/></text:span><text:span text:style-name="T32_75">gorsza</text:span><text:span text:style-name="T32_76">,<text:s/></text:span><text:span text:style-name="T32_77">kolejne</text:span><text:span text:style-name="T32_78"><text:s/></text:span><text:span text:style-name="T32_79">edycje</text:span><text:span text:style-name="T32_80"><text:s/></text:span><text:span text:style-name="T32_81">gry</text:span><text:span text:style-name="T32_82"><text:s/></text:span><text:span text:style-name="T32_83">różnią</text:span><text:span text:style-name="T32_84"><text:s/></text:span><text:span text:style-name="T32_85">się</text:span><text:span text:style-name="T32_86"><text:s/></text:span><text:span text:style-name="T32_87">kosmetycznie</text:span><text:span text:style-name="T32_88"><text:s/></text:span><text:span text:style-name="T32_89">zasadami</text:span><text:span text:style-name="T32_90"><text:s/></text:span><text:span text:style-name="T32_91">i</text:span><text:span text:style-name="T32_92"><text:s/></text:span><text:span text:style-name="T32_93">nigdzie</text:span><text:span text:style-name="T32_94"><text:s/></text:span><text:span text:style-name="T32_95">nie</text:span><text:span text:style-name="T32_96"><text:s/></text:span><text:span text:style-name="T32_97">zaznaczono</text:span><text:span text:style-name="T32_98"><text:s/></text:span><text:span text:style-name="T32_99">pogrubionym</text:span><text:span text:style-name="T32_100"><text:s/></text:span><text:span text:style-name="T32_101">drukiem</text:span><text:span text:style-name="T32_102">:<text:s/>„</text:span><text:span text:style-name="T32_103">Uwaga</text:span><text:span text:style-name="T32_104">!<text:s/></text:span><text:span text:style-name="T32_105">Zmiana</text:span><text:span text:style-name="T32_106"><text:s/></text:span><text:span text:style-name="T32_107">reguły</text:span><text:span text:style-name="T32_108">!”.<text:s/></text:span><text:span text:style-name="T32_109">To</text:span><text:span text:style-name="T32_110"><text:s/></text:span><text:span text:style-name="T32_111">rozwiązanie</text:span><text:span text:style-name="T32_112"><text:s/></text:span><text:span text:style-name="T32_113">mocno</text:span><text:span text:style-name="T32_114"><text:s/></text:span><text:span text:style-name="T32_115">ułatwia</text:span><text:span text:style-name="T32_116"><text:s/></text:span><text:span text:style-name="T32_117">życie</text:span><text:span text:style-name="T32_118"><text:s/></text:span><text:span text:style-name="T32_119">w</text:span><text:span text:style-name="T32_120"><text:s/></text:span><text:span text:style-name="T32_121">innych</text:span><text:span text:style-name="T32_122"><text:s/></text:span><text:span text:style-name="T32_123">grach</text:span><text:span text:style-name="T32_124">,<text:s/></text:span><text:span text:style-name="T32_125">tutaj</text:span><text:span text:style-name="T32_126"><text:s/></text:span><text:span text:style-name="T32_127">z</text:span><text:span text:style-name="T32_128"><text:s/></text:span><text:span text:style-name="T32_129">tego</text:span><text:span text:style-name="T32_130"><text:s/></text:span><text:span text:style-name="T32_131">zrezygnowano</text:span><text:span text:style-name="T32_132">.<text:s/></text:span><text:span text:style-name="T32_133">A</text:span><text:span text:style-name="T32_134"><text:s/></text:span><text:span text:style-name="T32_135">szkoda</text:span><text:span text:style-name="T32_136">.</text:span></text:p>
      <text:p text:style-name="P33"><text:span text:style-name="T33_1">Karty</text:span><text:span text:style-name="T33_2"><text:s/></text:span><text:span text:style-name="T33_3">zdają</text:span><text:span text:style-name="T33_4"><text:s/></text:span><text:span text:style-name="T33_5">się</text:span><text:span text:style-name="T33_6"><text:s/></text:span><text:span text:style-name="T33_7">być</text:span><text:span text:style-name="T33_8"><text:s/></text:span><text:span text:style-name="T33_9">pisane</text:span><text:span text:style-name="T33_10"><text:s/></text:span><text:span text:style-name="T33_11">przez</text:span><text:span text:style-name="T33_12"><text:s/></text:span><text:span text:style-name="T33_13">kilka</text:span><text:span text:style-name="T33_14"><text:s/></text:span><text:span text:style-name="T33_15">osób</text:span><text:span text:style-name="T33_16">,<text:s/></text:span><text:span text:style-name="T33_17">gdyż</text:span><text:span text:style-name="T33_18"><text:s/></text:span><text:span text:style-name="T33_19">zmienia</text:span><text:span text:style-name="T33_20"><text:s/></text:span><text:span text:style-name="T33_21">się</text:span><text:span text:style-name="T33_22"><text:s/></text:span><text:span text:style-name="T33_23">ich</text:span><text:span text:style-name="T33_24"><text:s/></text:span><text:span text:style-name="T33_25">język</text:span><text:span text:style-name="T33_26"><text:s/></text:span><text:span text:style-name="T33_27">i</text:span><text:span text:style-name="T33_28"><text:s/></text:span><text:span text:style-name="T33_29">niejedną</text:span><text:span text:style-name="T33_30"><text:s/></text:span><text:span text:style-name="T33_31">da</text:span><text:span text:style-name="T33_32"><text:s/></text:span><text:span text:style-name="T33_33">się</text:span><text:span text:style-name="T33_34"><text:s/></text:span><text:span text:style-name="T33_35">interpretować</text:span><text:span text:style-name="T33_36"><text:s/></text:span><text:span text:style-name="T33_37">na</text:span><text:span text:style-name="T33_38"><text:s/></text:span><text:span text:style-name="T33_39">kilka</text:span><text:span text:style-name="T33_40"><text:s/></text:span><text:span text:style-name="T33_41">sposobów</text:span><text:span text:style-name="T33_42">,<text:s/></text:span><text:span text:style-name="T33_43">co</text:span><text:span text:style-name="T33_44"><text:s/></text:span><text:span text:style-name="T33_45">jest</text:span><text:span text:style-name="T33_46"><text:s/></text:span><text:span text:style-name="T33_47">niedopuszczalne</text:span><text:span text:style-name="T33_48">.</text:span></text:p>
      <text:p text:style-name="P34"><text:span text:style-name="T34_1">To</text:span><text:span text:style-name="T34_2"><text:s/></text:span><text:span text:style-name="T34_3">wielka</text:span><text:span text:style-name="T34_4"><text:s/></text:span><text:span text:style-name="T34_5">szkoda</text:span><text:span text:style-name="T34_6">,<text:s/></text:span><text:span text:style-name="T34_7">gdyż</text:span><text:span text:style-name="T34_8"><text:s/></text:span><text:span text:style-name="T34_9">sama</text:span><text:span text:style-name="T34_10"><text:s/></text:span><text:span text:style-name="T34_11">gra</text:span><text:span text:style-name="T34_12"><text:s/></text:span><text:span text:style-name="T34_13">jest</text:span><text:span text:style-name="T34_14"><text:s/></text:span><text:span text:style-name="T34_15">lekka</text:span><text:span text:style-name="T34_16"><text:s/></text:span><text:span text:style-name="T34_17">i</text:span><text:span text:style-name="T34_18"><text:s/></text:span><text:span text:style-name="T34_19">przyjemna</text:span><text:span text:style-name="T34_20">.<text:s/></text:span><text:span text:style-name="T34_21">Jak</text:span><text:span text:style-name="T34_22"><text:s/></text:span><text:span text:style-name="T34_23">każda</text:span><text:span text:style-name="T34_24"><text:s/></text:span><text:span text:style-name="T34_25">karcianka</text:span><text:span text:style-name="T34_26"><text:s/></text:span><text:span text:style-name="T34_27">pozwala</text:span><text:span text:style-name="T34_28"><text:s/></text:span><text:span text:style-name="T34_29">tworzyć</text:span><text:span text:style-name="T34_30"><text:s/></text:span><text:span text:style-name="T34_31">różne</text:span><text:span text:style-name="T34_32"><text:s/></text:span><text:span text:style-name="T34_33">kombosy</text:span><text:span text:style-name="T34_34"><text:s/></text:span><text:span text:style-name="T34_35">za</text:span><text:span text:style-name="T34_36"><text:s/></text:span><text:span text:style-name="T34_37">pomocą</text:span><text:span text:style-name="T34_38"><text:s/></text:span><text:span text:style-name="T34_39">kilku</text:span><text:span text:style-name="T34_40"><text:s/></text:span><text:span text:style-name="T34_41">kart</text:span><text:span text:style-name="T34_42"><text:s/></text:span><text:span text:style-name="T34_43">i</text:span><text:span text:style-name="T34_44">,<text:s/></text:span><text:span text:style-name="T34_45">co</text:span><text:span text:style-name="T34_46"><text:s/></text:span><text:span text:style-name="T34_47">za</text:span><text:span text:style-name="T34_48"><text:s/></text:span><text:span text:style-name="T34_49">tym</text:span><text:span text:style-name="T34_50"><text:s/></text:span><text:span text:style-name="T34_51">idzie</text:span><text:span text:style-name="T34_52">,<text:s/></text:span><text:span text:style-name="T34_53">każda</text:span><text:span text:style-name="T34_54"><text:s/></text:span><text:span text:style-name="T34_55">partia</text:span><text:span text:style-name="T34_56"><text:s/></text:span><text:span text:style-name="T34_57">zmusza</text:span><text:span text:style-name="T34_58"><text:s/></text:span><text:span text:style-name="T34_59">do</text:span><text:span text:style-name="T34_60"><text:s/></text:span><text:span text:style-name="T34_61">myślenia</text:span><text:span text:style-name="T34_62">.<text:s/></text:span><text:span text:style-name="T34_63">Oczywiście</text:span><text:span text:style-name="T34_64"><text:s/></text:span><text:span text:style-name="T34_65">to</text:span><text:span text:style-name="T34_66"><text:s/></text:span><text:span text:style-name="T34_67">nadal</text:span><text:span text:style-name="T34_68"><text:s/></text:span><text:span text:style-name="T34_69">mocno</text:span><text:span text:style-name="T34_70"><text:s/></text:span><text:span text:style-name="T34_71">losowa</text:span><text:span text:style-name="T34_72"><text:s/></text:span><text:span text:style-name="T34_73">produkcja</text:span><text:span text:style-name="T34_74">,<text:s/></text:span><text:span text:style-name="T34_75">więc</text:span><text:span text:style-name="T34_76"><text:s/></text:span><text:span text:style-name="T34_77">przy</text:span><text:span text:style-name="T34_78"><text:s/></text:span><text:span text:style-name="T34_79">odpowiednim</text:span><text:span text:style-name="T34_80"><text:s/></text:span><text:span text:style-name="T34_81">pechu</text:span><text:span text:style-name="T34_82"><text:s/></text:span><text:span text:style-name="T34_83">nawet</text:span><text:span text:style-name="T34_84"><text:s/></text:span><text:span text:style-name="T34_85">najlepsza</text:span><text:span text:style-name="T34_86"><text:s/></text:span><text:span text:style-name="T34_87">talia</text:span><text:span text:style-name="T34_88"><text:s/>(</text:span><text:span text:style-name="T34_89">i</text:span><text:span text:style-name="T34_90"><text:s/></text:span><text:span text:style-name="T34_91">najdroższa</text:span><text:span text:style-name="T34_92">)<text:s/></text:span><text:span text:style-name="T34_93">na</text:span><text:span text:style-name="T34_94"><text:s/></text:span><text:span text:style-name="T34_95">niewiele</text:span><text:span text:style-name="T34_96"><text:s/></text:span><text:span text:style-name="T34_97">się</text:span><text:span text:style-name="T34_98"><text:s/></text:span><text:span text:style-name="T34_99">sprawdzi</text:span><text:span text:style-name="T34_100">.</text:span></text:p>
      <text:p text:style-name="P35"><text:span text:style-name="T35_1">Niestety</text:span><text:span text:style-name="T35_2">,<text:s/></text:span><text:span text:style-name="T35_3">ale</text:span><text:span text:style-name="T35_4"><text:s/></text:span><text:span text:style-name="T35_5">MLP</text:span><text:span text:style-name="T35_6"><text:s/></text:span><text:span text:style-name="T35_7">CCG</text:span><text:span text:style-name="T35_8"><text:s/></text:span><text:span text:style-name="T35_9">nie</text:span><text:span text:style-name="T35_10"><text:s/></text:span><text:span text:style-name="T35_11">jest</text:span><text:span text:style-name="T35_12"><text:s/></text:span><text:span text:style-name="T35_13">grą</text:span><text:span text:style-name="T35_14"><text:s/></text:span><text:span text:style-name="T35_15">dla</text:span><text:span text:style-name="T35_16"><text:s/></text:span><text:span text:style-name="T35_17">osób</text:span><text:span text:style-name="T35_18"><text:s/></text:span><text:span text:style-name="T35_19">o</text:span><text:span text:style-name="T35_20"><text:s/></text:span><text:span text:style-name="T35_21">mało</text:span><text:span text:style-name="T35_22"><text:s/></text:span><text:span text:style-name="T35_23">zasobnych</text:span><text:span text:style-name="T35_24"><text:s/></text:span><text:span text:style-name="T35_25">portfelach</text:span><text:span text:style-name="T35_26">.<text:s/></text:span><text:span text:style-name="T35_27">Znalezienie</text:span><text:span text:style-name="T35_28"><text:s/></text:span><text:span text:style-name="T35_29">w</text:span><text:span text:style-name="T35_30"><text:s/></text:span><text:span text:style-name="T35_31">boosterze</text:span><text:span text:style-name="T35_32"><text:s/></text:span><text:span text:style-name="T35_33">naprawdę</text:span><text:span text:style-name="T35_34"><text:s/></text:span><text:span text:style-name="T35_35">dobrej</text:span><text:span text:style-name="T35_36"><text:s/></text:span><text:span text:style-name="T35_37">i</text:span><text:span text:style-name="T35_38"><text:s/></text:span><text:span text:style-name="T35_39">wartościowej</text:span><text:span text:style-name="T35_40"><text:s/></text:span><text:span text:style-name="T35_41">karty</text:span><text:span text:style-name="T35_42"><text:s/></text:span><text:span text:style-name="T35_43">jest</text:span><text:span text:style-name="T35_44"><text:s/></text:span><text:span text:style-name="T35_45">trudne</text:span><text:span text:style-name="T35_46">.<text:s/></text:span><text:span text:style-name="T35_47">Natomiast</text:span><text:span text:style-name="T35_48"><text:s/></text:span><text:span text:style-name="T35_49">różnice</text:span><text:span text:style-name="T35_50"><text:s/></text:span><text:span text:style-name="T35_51">między</text:span><text:span text:style-name="T35_52"><text:s/></text:span><text:span text:style-name="T35_53">kartami</text:span><text:span text:style-name="T35_54"><text:s/></text:span><text:span text:style-name="T35_55">starterowymi</text:span><text:span text:style-name="T35_56"><text:s/></text:span><text:span text:style-name="T35_57">a</text:span><text:span text:style-name="T35_58"><text:s/></text:span><text:span text:style-name="T35_59">boosterowymi</text:span><text:span text:style-name="T35_60"><text:s/></text:span><text:span text:style-name="T35_61">są</text:span><text:span text:style-name="T35_62"><text:s/></text:span><text:span text:style-name="T35_63">szalone</text:span><text:span text:style-name="T35_64">.<text:s/></text:span><text:span text:style-name="T35_65">Te</text:span><text:span text:style-name="T35_66"><text:s/></text:span><text:span text:style-name="T35_67">drugie</text:span><text:span text:style-name="T35_68"><text:s/></text:span><text:span text:style-name="T35_69">nierzadko</text:span><text:span text:style-name="T35_70"><text:s/></text:span><text:span text:style-name="T35_71">strasznie</text:span><text:span text:style-name="T35_72"><text:s/></text:span><text:span text:style-name="T35_73">psują</text:span><text:span text:style-name="T35_74"><text:s/></text:span><text:span text:style-name="T35_75">balans</text:span><text:span text:style-name="T35_76"><text:s/></text:span><text:span text:style-name="T35_77">i</text:span><text:span text:style-name="T35_78"><text:s/></text:span><text:span text:style-name="T35_79">śmierdzą</text:span><text:span text:style-name="T35_80"><text:s/></text:span><text:span text:style-name="T35_81">cheatami</text:span><text:span text:style-name="T35_82">,<text:s/></text:span><text:span text:style-name="T35_83">pozwalając</text:span><text:span text:style-name="T35_84"><text:s/></text:span><text:span text:style-name="T35_85">graczom</text:span><text:span text:style-name="T35_86"><text:s/></text:span><text:span text:style-name="T35_87">na</text:span><text:span text:style-name="T35_88"><text:s/></text:span><text:span text:style-name="T35_89">otrzymywanie</text:span><text:span text:style-name="T35_90"><text:s/></text:span><text:span text:style-name="T35_91">potężnych</text:span><text:span text:style-name="T35_92"><text:s/></text:span><text:span text:style-name="T35_93">bonusów</text:span><text:span text:style-name="T35_94">.<text:s/></text:span><text:span text:style-name="T35_95">Taki</text:span><text:span text:style-name="T35_96"><text:s/></text:span><text:span text:style-name="T35_97">klimat</text:span><text:span text:style-name="T35_98">.</text:span></text:p>
      <text:p text:style-name="P36"><text:span text:style-name="T36_1">Teoretycznie</text:span><text:span text:style-name="T36_2"><text:s/></text:span><text:span text:style-name="T36_3">każda</text:span><text:span text:style-name="T36_4"><text:s/></text:span><text:span text:style-name="T36_5">karcianka</text:span><text:span text:style-name="T36_6"><text:s/></text:span><text:span text:style-name="T36_7">kolekcjonerska</text:span><text:span text:style-name="T36_8"><text:s/></text:span><text:span text:style-name="T36_9">kusi</text:span><text:span text:style-name="T36_10"><text:s/></text:span><text:span text:style-name="T36_11">graczy</text:span><text:span text:style-name="T36_12"><text:s/></text:span><text:span text:style-name="T36_13">do</text:span><text:span text:style-name="T36_14"><text:s/></text:span><text:span text:style-name="T36_15">kupowania</text:span><text:span text:style-name="T36_16"><text:s/></text:span><text:span text:style-name="T36_17">boosterów</text:span><text:span text:style-name="T36_18"><text:s/></text:span><text:span text:style-name="T36_19">lepszymi</text:span><text:span text:style-name="T36_20"><text:s/></text:span><text:span text:style-name="T36_21">kartami</text:span><text:span text:style-name="T36_22">.<text:s/></text:span><text:span text:style-name="T36_23">Ale</text:span><text:span text:style-name="T36_24"><text:s/></text:span><text:span text:style-name="T36_25">w</text:span><text:span text:style-name="T36_26"><text:s/></text:span><text:span text:style-name="T36_27">przypadku</text:span><text:span text:style-name="T36_28"><text:s/></text:span><text:span text:style-name="T36_29">MLP</text:span><text:span text:style-name="T36_30"><text:s/></text:span><text:span text:style-name="T36_31">różnica</text:span><text:span text:style-name="T36_32"><text:s/></text:span><text:span text:style-name="T36_33">jest</text:span><text:span text:style-name="T36_34"><text:s/></text:span><text:span text:style-name="T36_35">dość</text:span><text:span text:style-name="T36_36"><text:s/></text:span><text:span text:style-name="T36_37">drastyczna</text:span><text:span text:style-name="T36_38">.<text:s/></text:span><text:span text:style-name="T36_39">Co</text:span><text:span text:style-name="T36_40"><text:s/></text:span><text:span text:style-name="T36_41">więcej</text:span><text:span text:style-name="T36_42">,<text:s/></text:span><text:span text:style-name="T36_43">nie</text:span><text:span text:style-name="T36_44"><text:s/></text:span><text:span text:style-name="T36_45">jest</text:span><text:span text:style-name="T36_46"><text:s/></text:span><text:span text:style-name="T36_47">tutaj</text:span><text:span text:style-name="T36_48"><text:s/></text:span><text:span text:style-name="T36_49">spełniona</text:span><text:span text:style-name="T36_50"><text:s/></text:span><text:span text:style-name="T36_51">jedna</text:span><text:span text:style-name="T36_52"><text:s/></text:span><text:span text:style-name="T36_53">z</text:span><text:span text:style-name="T36_54"><text:s/></text:span><text:span text:style-name="T36_55">istotny</text:span><text:span text:style-name="T36_56"><text:s/></text:span><text:span text:style-name="T36_57">zasad</text:span><text:span text:style-name="T36_58"><text:s/></text:span><text:span text:style-name="T36_59">tworzenia</text:span><text:span text:style-name="T36_60"><text:s/></text:span><text:span text:style-name="T36_61">talii</text:span><text:span text:style-name="T36_62"><text:s/></text:span><text:span text:style-name="T36_63">w</text:span><text:span text:style-name="T36_64"><text:s/></text:span><text:span text:style-name="T36_65">grach</text:span><text:span text:style-name="T36_66"><text:s/></text:span><text:span text:style-name="T36_67">CCG</text:span><text:span text:style-name="T36_68">:<text:s/></text:span><text:span text:style-name="T36_69">koszt</text:span><text:span text:style-name="T36_70"><text:s/></text:span><text:span text:style-name="T36_71">karty</text:span><text:span text:style-name="T36_72"><text:s/></text:span><text:span text:style-name="T36_73">powinien</text:span><text:span text:style-name="T36_74"><text:s/></text:span><text:span text:style-name="T36_75">rosnąć</text:span><text:span text:style-name="T36_76"><text:s/></text:span><text:span text:style-name="T36_77">wraz</text:span><text:span text:style-name="T36_78"><text:s/></text:span><text:span text:style-name="T36_79">z</text:span><text:span text:style-name="T36_80"><text:s/></text:span><text:span text:style-name="T36_81">jej</text:span><text:span text:style-name="T36_82"><text:s/></text:span><text:span text:style-name="T36_83">mocą</text:span><text:span text:style-name="T36_84"><text:s/></text:span><text:span text:style-name="T36_85">lub</text:span><text:span text:style-name="T36_86"><text:s/></text:span><text:span text:style-name="T36_87">specjalnymi</text:span><text:span text:style-name="T36_88"><text:s/></text:span><text:span text:style-name="T36_89">zdolnościami</text:span><text:span text:style-name="T36_90">.<text:s/></text:span><text:span text:style-name="T36_91">MLP</text:span><text:span text:style-name="T36_92"><text:s/></text:span><text:span text:style-name="T36_93">ma</text:span><text:span text:style-name="T36_94"><text:s/></text:span><text:span text:style-name="T36_95">karty</text:span><text:span text:style-name="T36_96"><text:s/></text:span><text:span text:style-name="T36_97">potężne</text:span><text:span text:style-name="T36_98"><text:s/></text:span><text:span text:style-name="T36_99">i</text:span><text:span text:style-name="T36_100"><text:s/></text:span><text:span text:style-name="T36_101">tanie</text:span><text:span text:style-name="T36_102">,<text:s/></text:span><text:span text:style-name="T36_103">a</text:span><text:span text:style-name="T36_104"><text:s/></text:span><text:span text:style-name="T36_105">także</text:span><text:span text:style-name="T36_106"><text:s/></text:span><text:span text:style-name="T36_107">drogie</text:span><text:span text:style-name="T36_108"><text:s/></text:span><text:span text:style-name="T36_109">i</text:span><text:span text:style-name="T36_110"><text:s/></text:span><text:span text:style-name="T36_111">bezużyteczne</text:span><text:span text:style-name="T36_112">,<text:s/></text:span><text:span text:style-name="T36_113">co</text:span><text:span text:style-name="T36_114"><text:s/></text:span><text:span text:style-name="T36_115">oczywiście</text:span><text:span text:style-name="T36_116"><text:s/></text:span><text:span text:style-name="T36_117">zdarza</text:span><text:span text:style-name="T36_118"><text:s/></text:span><text:span text:style-name="T36_119">się</text:span><text:span text:style-name="T36_120"><text:s/></text:span><text:span text:style-name="T36_121">w</text:span><text:span text:style-name="T36_122"><text:s/></text:span><text:span text:style-name="T36_123">każdej</text:span><text:span text:style-name="T36_124"><text:s/></text:span><text:span text:style-name="T36_125">grze</text:span><text:span text:style-name="T36_126">,<text:s/></text:span><text:span text:style-name="T36_127">ale</text:span><text:span text:style-name="T36_128"><text:s/></text:span><text:span text:style-name="T36_129">tutaj</text:span><text:span text:style-name="T36_130"><text:s/></text:span><text:span text:style-name="T36_131">jest</text:span><text:span text:style-name="T36_132"><text:s/></text:span><text:span text:style-name="T36_133">to</text:span><text:span text:style-name="T36_134"><text:s/></text:span><text:span text:style-name="T36_135">norma</text:span><text:span text:style-name="T36_136">.</text:span></text:p>
      <text:p text:style-name="P37"><text:span text:style-name="T37_1">Każdy</text:span><text:span text:style-name="T37_2"><text:s/></text:span><text:span text:style-name="T37_3">kolor</text:span><text:span text:style-name="T37_4"><text:s/></text:span><text:span text:style-name="T37_5">many</text:span><text:span text:style-name="T37_6"><text:s/></text:span><text:span text:style-name="T37_7">i</text:span><text:span text:style-name="T37_8"><text:s/></text:span><text:span text:style-name="T37_9">występujące</text:span><text:span text:style-name="T37_10"><text:s/></text:span><text:span text:style-name="T37_11">tam</text:span><text:span text:style-name="T37_12"><text:s/></text:span><text:span text:style-name="T37_13">postacie</text:span><text:span text:style-name="T37_14"><text:s/></text:span><text:span text:style-name="T37_15">są</text:span><text:span text:style-name="T37_16"><text:s/></text:span><text:span text:style-name="T37_17">zróżnicowane</text:span><text:span text:style-name="T37_18"><text:s/></text:span><text:span text:style-name="T37_19">w</text:span><text:span text:style-name="T37_20"><text:s/></text:span><text:span text:style-name="T37_21">sposób</text:span><text:span text:style-name="T37_22"><text:s/></text:span><text:span text:style-name="T37_23">logiczny</text:span><text:span text:style-name="T37_24">.<text:s/></text:span><text:span text:style-name="T37_25">Talia</text:span><text:span text:style-name="T37_26"><text:s/></text:span><text:span text:style-name="T37_27">Twilight</text:span><text:span text:style-name="T37_28"><text:s/></text:span><text:span text:style-name="T37_29">lub</text:span><text:span text:style-name="T37_30"><text:s/></text:span><text:span text:style-name="T37_31">Rarity</text:span><text:span text:style-name="T37_32"><text:s/></text:span><text:span text:style-name="T37_33">jest</text:span><text:span text:style-name="T37_34"><text:s/></text:span><text:span text:style-name="T37_35">droga</text:span><text:span text:style-name="T37_36">,<text:s/></text:span><text:span text:style-name="T37_37">ale</text:span><text:span text:style-name="T37_38"><text:s/></text:span><text:span text:style-name="T37_39">ma</text:span><text:span text:style-name="T37_40"><text:s/></text:span><text:span text:style-name="T37_41">wiele</text:span><text:span text:style-name="T37_42"><text:s/></text:span><text:span text:style-name="T37_43">potężnych</text:span><text:span text:style-name="T37_44"><text:s/></text:span><text:span text:style-name="T37_45">kart</text:span><text:span text:style-name="T37_46">,<text:s/></text:span><text:span text:style-name="T37_47">a</text:span><text:span text:style-name="T37_48"><text:s/></text:span><text:span text:style-name="T37_49">Rainbow</text:span><text:span text:style-name="T37_50"><text:s/></text:span><text:span text:style-name="T37_51">szybkich</text:span><text:span text:style-name="T37_52">.<text:s/></text:span><text:span text:style-name="T37_53">Fluttershy</text:span><text:span text:style-name="T37_54"><text:s/></text:span><text:span text:style-name="T37_55">opiera</text:span><text:span text:style-name="T37_56"><text:s/></text:span><text:span text:style-name="T37_57">się</text:span><text:span text:style-name="T37_58"><text:s/></text:span><text:span text:style-name="T37_59">na</text:span><text:span text:style-name="T37_60"><text:s/></text:span><text:span text:style-name="T37_61">wsparciu</text:span><text:span text:style-name="T37_62"><text:s/></text:span><text:span text:style-name="T37_63">zwierząt</text:span><text:span text:style-name="T37_64">,<text:s/></text:span><text:span text:style-name="T37_65">a</text:span><text:span text:style-name="T37_66"><text:s/></text:span><text:span text:style-name="T37_67">Pinkie</text:span><text:span text:style-name="T37_68"><text:s/></text:span><text:span text:style-name="T37_69">na</text:span><text:span text:style-name="T37_70"><text:s/></text:span><text:span text:style-name="T37_71">gromadzeniu</text:span><text:span text:style-name="T37_72"><text:s/></text:span><text:span text:style-name="T37_73">wokół</text:span><text:span text:style-name="T37_74"><text:s/></text:span><text:span text:style-name="T37_75">siebie</text:span><text:span text:style-name="T37_76"><text:s/></text:span><text:span text:style-name="T37_77">przyjaciół</text:span><text:span text:style-name="T37_78">.<text:s/></text:span><text:span text:style-name="T37_79">Rarity</text:span><text:span text:style-name="T37_80"><text:s/></text:span><text:span text:style-name="T37_81">zbiera</text:span><text:span text:style-name="T37_82"><text:s/></text:span><text:span text:style-name="T37_83">elementy</text:span><text:span text:style-name="T37_84"><text:s/></text:span><text:span text:style-name="T37_85">ubioru</text:span><text:span text:style-name="T37_86"><text:s/></text:span><text:span text:style-name="T37_87">i</text:span><text:span text:style-name="T37_88"><text:s/></text:span><text:span text:style-name="T37_89">ekwipunku</text:span><text:span text:style-name="T37_90">,<text:s/></text:span><text:span text:style-name="T37_91">a</text:span><text:span text:style-name="T37_92"><text:s/></text:span><text:span text:style-name="T37_93">Applejack</text:span><text:span text:style-name="T37_94"><text:s/></text:span><text:span text:style-name="T37_95">wsparcie</text:span><text:span text:style-name="T37_96"><text:s/></text:span><text:span text:style-name="T37_97">raczej</text:span><text:span text:style-name="T37_98"><text:s/></text:span><text:span text:style-name="T37_99">zaopatrzeniowe</text:span><text:span text:style-name="T37_100">.</text:span></text:p>
      <text:p text:style-name="P38"/>
      <text:p text:style-name="P39"><text:span text:style-name="T39_1">https</text:span><text:span text:style-name="T39_2">://</text:span><text:span text:style-name="T39_3">boardgamegeek</text:span><text:span text:style-name="T39_4">.</text:span><text:span text:style-name="T39_5">com</text:span><text:span text:style-name="T39_6">/</text:span><text:span text:style-name="T39_7">image</text:span><text:span text:style-name="T39_8">/1872835/</text:span><text:span text:style-name="T39_9">my</text:span><text:span text:style-name="T39_10">-</text:span><text:span text:style-name="T39_11">little</text:span><text:span text:style-name="T39_12">-</text:span><text:span text:style-name="T39_13">pony</text:span><text:span text:style-name="T39_14">-</text:span><text:span text:style-name="T39_15">collectible</text:span><text:span text:style-name="T39_16">-</text:span><text:span text:style-name="T39_17">card</text:span><text:span text:style-name="T39_18">-</text:span><text:span text:style-name="T39_19">game</text:span></text:p>
      <text:p text:style-name="P40"/>
      <text:p text:style-name="P41"><text:span text:style-name="T41_1">Niestety</text:span><text:span text:style-name="T41_2">,<text:s/></text:span><text:span text:style-name="T41_3">ale</text:span><text:span text:style-name="T41_4"><text:s/></text:span><text:span text:style-name="T41_5">nie</text:span><text:span text:style-name="T41_6"><text:s/></text:span><text:span text:style-name="T41_7">każda</text:span><text:span text:style-name="T41_8"><text:s/></text:span><text:span text:style-name="T41_9">talia</text:span><text:span text:style-name="T41_10"><text:s/></text:span><text:span text:style-name="T41_11">jest</text:span><text:span text:style-name="T41_12"><text:s/></text:span><text:span text:style-name="T41_13">równocześnie</text:span><text:span text:style-name="T41_14"><text:s/></text:span><text:span text:style-name="T41_15">równa</text:span><text:span text:style-name="T41_16"><text:s/></text:span><text:span text:style-name="T41_17">innej</text:span><text:span text:style-name="T41_18">.<text:s/></text:span><text:span text:style-name="T41_19">Niebieska</text:span><text:span text:style-name="T41_20"><text:s/></text:span><text:span text:style-name="T41_21">okazuje</text:span><text:span text:style-name="T41_22"><text:s/></text:span><text:span text:style-name="T41_23">się</text:span><text:span text:style-name="T41_24"><text:s/></text:span><text:span text:style-name="T41_25">bardzo</text:span><text:span text:style-name="T41_26"><text:s/></text:span><text:span text:style-name="T41_27">tania</text:span><text:span text:style-name="T41_28">,<text:s/></text:span><text:span text:style-name="T41_29">ale</text:span><text:span text:style-name="T41_30"><text:s/></text:span><text:span text:style-name="T41_31">brakuje</text:span><text:span text:style-name="T41_32"><text:s/></text:span><text:span text:style-name="T41_33">tam</text:span><text:span text:style-name="T41_34"><text:s/></text:span><text:span text:style-name="T41_35">kart</text:span><text:span text:style-name="T41_36"><text:s/></text:span><text:span text:style-name="T41_37">przełamania</text:span><text:span text:style-name="T41_38">.<text:s/></text:span><text:span text:style-name="T41_39">Fioletowa</text:span><text:span text:style-name="T41_40"><text:s/></text:span><text:span text:style-name="T41_41">może</text:span><text:span text:style-name="T41_42"><text:s/></text:span><text:span text:style-name="T41_43">sobie</text:span><text:span text:style-name="T41_44"><text:s/></text:span><text:span text:style-name="T41_45">łatwo</text:span><text:span text:style-name="T41_46"><text:s/></text:span><text:span text:style-name="T41_47">poradzić</text:span><text:span text:style-name="T41_48"><text:s/></text:span><text:span text:style-name="T41_49">z</text:span><text:span text:style-name="T41_50"><text:s/></text:span><text:span text:style-name="T41_51">szybkością</text:span><text:span text:style-name="T41_52">,<text:s/></text:span><text:span text:style-name="T41_53">zabunkrować</text:span><text:span text:style-name="T41_54"><text:s/></text:span><text:span text:style-name="T41_55">się</text:span><text:span text:style-name="T41_56"><text:s/></text:span><text:span text:style-name="T41_57">i</text:span><text:span text:style-name="T41_58"><text:s/></text:span><text:span text:style-name="T41_59">niszczyć</text:span><text:span text:style-name="T41_60"><text:s/></text:span><text:span text:style-name="T41_61">przeciwnika</text:span><text:span text:style-name="T41_62"><text:s/></text:span><text:span text:style-name="T41_63">swoimi</text:span><text:span text:style-name="T41_64"><text:s/>„</text:span><text:span text:style-name="T41_65">ciężkimi</text:span><text:span text:style-name="T41_66"><text:s/></text:span><text:span text:style-name="T41_67">czołgami</text:span><text:span text:style-name="T41_68">”.<text:s/></text:span><text:span text:style-name="T41_69">To</text:span><text:span text:style-name="T41_70"><text:s/></text:span><text:span text:style-name="T41_71">nie</text:span><text:span text:style-name="T41_72"><text:s/></text:span><text:span text:style-name="T41_73">jest</text:span><text:span text:style-name="T41_74"><text:s/></text:span><text:span text:style-name="T41_75">sprawiedliwe</text:span><text:span text:style-name="T41_76">.</text:span></text:p>
      <text:p text:style-name="P42"><text:span text:style-name="T42_1">Pewien</text:span><text:span text:style-name="T42_2"><text:s/></text:span><text:span text:style-name="T42_3">problem</text:span><text:span text:style-name="T42_4"><text:s/></text:span><text:span text:style-name="T42_5">z</text:span><text:span text:style-name="T42_6"><text:s/></text:span><text:span text:style-name="T42_7">balansem</text:span><text:span text:style-name="T42_8"><text:s/></text:span><text:span text:style-name="T42_9">wynika</text:span><text:span text:style-name="T42_10"><text:s/></text:span><text:span text:style-name="T42_11">też</text:span><text:span text:style-name="T42_12"><text:s/></text:span><text:span text:style-name="T42_13">z</text:span><text:span text:style-name="T42_14"><text:s/></text:span><text:span text:style-name="T42_15">powodu</text:span><text:span text:style-name="T42_16"><text:s/></text:span><text:span text:style-name="T42_17">zyskiwania</text:span><text:span text:style-name="T42_18"><text:s/></text:span><text:span text:style-name="T42_19">punktów</text:span><text:span text:style-name="T42_20"><text:s/></text:span><text:span text:style-name="T42_21">w</text:span><text:span text:style-name="T42_22"><text:s/></text:span><text:span text:style-name="T42_23">Faceoffach</text:span><text:span text:style-name="T42_24">.<text:s/></text:span><text:span text:style-name="T42_25">Poprzez</text:span><text:span text:style-name="T42_26"><text:s/></text:span><text:span text:style-name="T42_27">wygranie</text:span><text:span text:style-name="T42_28"><text:s/></text:span><text:span text:style-name="T42_29">Faceoffa</text:span><text:span text:style-name="T42_30"><text:s/></text:span><text:span text:style-name="T42_31">można</text:span><text:span text:style-name="T42_32"><text:s/></text:span><text:span text:style-name="T42_33">zgarnąć</text:span><text:span text:style-name="T42_34"><text:s/></text:span><text:span text:style-name="T42_35">nawet</text:span><text:span text:style-name="T42_36"><text:s/>3<text:s/></text:span><text:span text:style-name="T42_37">pkt</text:span><text:span text:style-name="T42_38">,<text:s/></text:span><text:span text:style-name="T42_39">a</text:span><text:span text:style-name="T42_40"><text:s/></text:span><text:span text:style-name="T42_41">więc</text:span><text:span text:style-name="T42_42"><text:s/>1/5<text:s/></text:span><text:span text:style-name="T42_43">puli</text:span><text:span text:style-name="T42_44"><text:s/></text:span><text:span text:style-name="T42_45">potrzebnej</text:span><text:span text:style-name="T42_46"><text:s/></text:span><text:span text:style-name="T42_47">do</text:span><text:span text:style-name="T42_48"><text:s/></text:span><text:span text:style-name="T42_49">zwycięstwa</text:span><text:span text:style-name="T42_50">.<text:s/></text:span><text:span text:style-name="T42_51">Jeśli</text:span><text:span text:style-name="T42_52"><text:s/></text:span><text:span text:style-name="T42_53">połączy</text:span><text:span text:style-name="T42_54"><text:s/></text:span><text:span text:style-name="T42_55">się</text:span><text:span text:style-name="T42_56"><text:s/></text:span><text:span text:style-name="T42_57">to</text:span><text:span text:style-name="T42_58"><text:s/></text:span><text:span text:style-name="T42_59">z</text:span><text:span text:style-name="T42_60"><text:s/></text:span><text:span text:style-name="T42_61">równoczesnym</text:span><text:span text:style-name="T42_62"><text:s/></text:span><text:span text:style-name="T42_63">zdobyciem</text:span><text:span text:style-name="T42_64"><text:s/></text:span><text:span text:style-name="T42_65">drugiego</text:span><text:span text:style-name="T42_66"><text:s/></text:span><text:span text:style-name="T42_67">problemu</text:span><text:span text:style-name="T42_68">,<text:s/></text:span><text:span text:style-name="T42_69">mamy</text:span><text:span text:style-name="T42_70"><text:s/>5<text:s/></text:span><text:span text:style-name="T42_71">pkt</text:span><text:span text:style-name="T42_72">.<text:s/>(</text:span><text:span text:style-name="T42_73">ponieważ</text:span><text:span text:style-name="T42_74"><text:s/></text:span><text:span text:style-name="T42_75">robimy</text:span><text:span text:style-name="T42_76"><text:s/></text:span><text:span text:style-name="T42_77">po</text:span><text:span text:style-name="T42_78"><text:s/></text:span><text:span text:style-name="T42_79">problemie</text:span><text:span text:style-name="T42_80">,<text:s/></text:span><text:span text:style-name="T42_81">a</text:span><text:span text:style-name="T42_82"><text:s/></text:span><text:span text:style-name="T42_83">więc</text:span><text:span text:style-name="T42_84"><text:s/></text:span><text:span text:style-name="T42_85">dostajemy</text:span><text:span text:style-name="T42_86"><text:s/></text:span><text:span text:style-name="T42_87">za</text:span><text:span text:style-name="T42_88"><text:s/></text:span><text:span text:style-name="T42_89">każdy</text:span><text:span text:style-name="T42_90"><text:s/></text:span><text:span text:style-name="T42_91">po</text:span><text:span text:style-name="T42_92"><text:s/></text:span><text:span text:style-name="T42_93">punkcie</text:span><text:span text:style-name="T42_94">).<text:s/></text:span><text:span text:style-name="T42_95">Jeśli</text:span><text:span text:style-name="T42_96"><text:s/></text:span><text:span text:style-name="T42_97">Faceoffa</text:span><text:span text:style-name="T42_98"><text:s/></text:span><text:span text:style-name="T42_99">wywołał</text:span><text:span text:style-name="T42_100"><text:s/></text:span><text:span text:style-name="T42_101">nasz</text:span><text:span text:style-name="T42_102"><text:s/></text:span><text:span text:style-name="T42_103">przeciwnik</text:span><text:span text:style-name="T42_104">,<text:s/></text:span><text:span text:style-name="T42_105">przegrał</text:span><text:span text:style-name="T42_106"><text:s/></text:span><text:span text:style-name="T42_107">go</text:span><text:span text:style-name="T42_108"><text:s/></text:span><text:span text:style-name="T42_109">i</text:span><text:span text:style-name="T42_110"><text:s/></text:span><text:span text:style-name="T42_111">teraz</text:span><text:span text:style-name="T42_112"><text:s/></text:span><text:span text:style-name="T42_113">jest</text:span><text:span text:style-name="T42_114"><text:s/></text:span><text:span text:style-name="T42_115">nasza</text:span><text:span text:style-name="T42_116"><text:s/></text:span><text:span text:style-name="T42_117">kolej</text:span><text:span text:style-name="T42_118">,<text:s/></text:span><text:span text:style-name="T42_119">to</text:span><text:span text:style-name="T42_120"><text:s/></text:span><text:span text:style-name="T42_121">w</text:span><text:span text:style-name="T42_122"><text:s/></text:span><text:span text:style-name="T42_123">późniejszym</text:span><text:span text:style-name="T42_124"><text:s/></text:span><text:span text:style-name="T42_125">etapie</text:span><text:span text:style-name="T42_126"><text:s/></text:span><text:span text:style-name="T42_127">gry</text:span><text:span text:style-name="T42_128"><text:s/></text:span><text:span text:style-name="T42_129">niczym</text:span><text:span text:style-name="T42_130"><text:s/></text:span><text:span text:style-name="T42_131">trudnym</text:span><text:span text:style-name="T42_132"><text:s/></text:span><text:span text:style-name="T42_133">jest</text:span><text:span text:style-name="T42_134"><text:s/></text:span><text:span text:style-name="T42_135">rozwiązanie</text:span><text:span text:style-name="T42_136"><text:s/></text:span><text:span text:style-name="T42_137">dwóch</text:span><text:span text:style-name="T42_138"><text:s/></text:span><text:span text:style-name="T42_139">nowych</text:span><text:span text:style-name="T42_140"><text:s/></text:span><text:span text:style-name="T42_141">problemów</text:span><text:span text:style-name="T42_142">,<text:s/></text:span><text:span text:style-name="T42_143">jeśli</text:span><text:span text:style-name="T42_144"><text:s/></text:span><text:span text:style-name="T42_145">te</text:span><text:span text:style-name="T42_146"><text:s/></text:span><text:span text:style-name="T42_147">wyszły</text:span><text:span text:style-name="T42_148"><text:s/></text:span><text:span text:style-name="T42_149">proste</text:span><text:span text:style-name="T42_150">.<text:s/></text:span><text:span text:style-name="T42_151">To</text:span><text:span text:style-name="T42_152"><text:s/></text:span><text:span text:style-name="T42_153">daje</text:span><text:span text:style-name="T42_154"><text:s/></text:span><text:span text:style-name="T42_155">nam</text:span><text:span text:style-name="T42_156"><text:s/></text:span><text:span text:style-name="T42_157">nawet</text:span><text:span text:style-name="T42_158"><text:s/>4<text:s/></text:span><text:span text:style-name="T42_159">punkty</text:span><text:span text:style-name="T42_160"><text:s/></text:span><text:span text:style-name="T42_161">za</text:span><text:span text:style-name="T42_162"><text:s/></text:span><text:span text:style-name="T42_163">same</text:span><text:span text:style-name="T42_164"><text:s/></text:span><text:span text:style-name="T42_165">problemy</text:span><text:span text:style-name="T42_166"><text:s/></text:span><text:span text:style-name="T42_167">i</text:span><text:span text:style-name="T42_168"><text:s/></text:span><text:span text:style-name="T42_169">kolejny</text:span><text:span text:style-name="T42_170"><text:s/>1<text:s/></text:span><text:span text:style-name="T42_171">za</text:span><text:span text:style-name="T42_172"><text:s/></text:span><text:span text:style-name="T42_173">Faceoffa</text:span><text:span text:style-name="T42_174">,<text:s/></text:span><text:span text:style-name="T42_175">do</text:span><text:span text:style-name="T42_176"><text:s/></text:span><text:span text:style-name="T42_177">którego</text:span><text:span text:style-name="T42_178"><text:s/></text:span><text:span text:style-name="T42_179">przeciwnik</text:span><text:span text:style-name="T42_180"><text:s/></text:span><text:span text:style-name="T42_181">nawet</text:span><text:span text:style-name="T42_182"><text:s/></text:span><text:span text:style-name="T42_183">nie</text:span><text:span text:style-name="T42_184"><text:s/></text:span><text:span text:style-name="T42_185">zdążył</text:span><text:span text:style-name="T42_186"><text:s/></text:span><text:span text:style-name="T42_187">wyłożyć</text:span><text:span text:style-name="T42_188"><text:s/></text:span><text:span text:style-name="T42_189">jednej</text:span><text:span text:style-name="T42_190"><text:s/></text:span><text:span text:style-name="T42_191">karty</text:span><text:span text:style-name="T42_192">.<text:s/></text:span><text:span text:style-name="T42_193">W</text:span><text:span text:style-name="T42_194"><text:s/></text:span><text:span text:style-name="T42_195">ten</text:span><text:span text:style-name="T42_196"><text:s/></text:span><text:span text:style-name="T42_197">sposób</text:span><text:span text:style-name="T42_198"><text:s/></text:span><text:span text:style-name="T42_199">za</text:span><text:span text:style-name="T42_200"><text:s/></text:span><text:span text:style-name="T42_201">pomocą</text:span><text:span text:style-name="T42_202"><text:s/></text:span><text:span text:style-name="T42_203">odrobiny</text:span><text:span text:style-name="T42_204"><text:s/></text:span><text:span text:style-name="T42_205">szczęścia</text:span><text:span text:style-name="T42_206"><text:s/></text:span><text:span text:style-name="T42_207">można</text:span><text:span text:style-name="T42_208"><text:s/></text:span><text:span text:style-name="T42_209">wygrać</text:span><text:span text:style-name="T42_210"><text:s/></text:span><text:span text:style-name="T42_211">grę</text:span><text:span text:style-name="T42_212"><text:s/></text:span><text:span text:style-name="T42_213">bez</text:span><text:span text:style-name="T42_214"><text:s/></text:span><text:span text:style-name="T42_215">możliwości</text:span><text:span text:style-name="T42_216"><text:s/></text:span><text:span text:style-name="T42_217">odpowiedzi</text:span><text:span text:style-name="T42_218"><text:s/></text:span><text:span text:style-name="T42_219">przeciwnika</text:span><text:span text:style-name="T42_220">.<text:s/></text:span><text:span text:style-name="T42_221">Nieraz</text:span><text:span text:style-name="T42_222"><text:s/></text:span><text:span text:style-name="T42_223">widziałem</text:span><text:span text:style-name="T42_224"><text:s/></text:span><text:span text:style-name="T42_225">coś</text:span><text:span text:style-name="T42_226"><text:s/></text:span><text:span text:style-name="T42_227">podobnego</text:span><text:span text:style-name="T42_228"><text:s/></text:span><text:span text:style-name="T42_229">i</text:span><text:span text:style-name="T42_230"><text:s/></text:span><text:span text:style-name="T42_231">to</text:span><text:span text:style-name="T42_232"><text:s/></text:span><text:span text:style-name="T42_233">sytuacja</text:span><text:span text:style-name="T42_234"><text:s/></text:span><text:span text:style-name="T42_235">zdecydowanie</text:span><text:span text:style-name="T42_236"><text:s/></text:span><text:span text:style-name="T42_237">irytująca</text:span><text:span text:style-name="T42_238">.</text:span></text:p>
      <text:p text:style-name="P43"><text:span text:style-name="T43_1">No</text:span><text:span text:style-name="T43_2"><text:s/></text:span><text:span text:style-name="T43_3">dobrze</text:span><text:span text:style-name="T43_4">,<text:s/></text:span><text:span text:style-name="T43_5">a</text:span><text:span text:style-name="T43_6"><text:s/></text:span><text:span text:style-name="T43_7">jaka</text:span><text:span text:style-name="T43_8"><text:s/></text:span><text:span text:style-name="T43_9">jest</text:span><text:span text:style-name="T43_10"><text:s/></text:span><text:span text:style-name="T43_11">oprawa</text:span><text:span text:style-name="T43_12"><text:s/></text:span><text:span text:style-name="T43_13">kart</text:span><text:span text:style-name="T43_14">?</text:span></text:p>
      <text:p text:style-name="P44"><text:span text:style-name="T44_1">Bardzo</text:span><text:span text:style-name="T44_2"><text:s/></text:span><text:span text:style-name="T44_3">dobra</text:span><text:span text:style-name="T44_4">!<text:s/></text:span><text:span text:style-name="T44_5">Wszystko</text:span><text:span text:style-name="T44_6"><text:s/></text:span><text:span text:style-name="T44_7">wygląda</text:span><text:span text:style-name="T44_8"><text:s/></text:span><text:span text:style-name="T44_9">czytelnie</text:span><text:span text:style-name="T44_10">,<text:s/></text:span><text:span text:style-name="T44_11">elegancko</text:span><text:span text:style-name="T44_12"><text:s/></text:span><text:span text:style-name="T44_13">i</text:span><text:span text:style-name="T44_14"><text:s/></text:span><text:span text:style-name="T44_15">ma</text:span><text:span text:style-name="T44_16"><text:s/></text:span><text:span text:style-name="T44_17">perfekcyjnie</text:span><text:span text:style-name="T44_18"><text:s/></text:span><text:span text:style-name="T44_19">zachowany</text:span><text:span text:style-name="T44_20"><text:s/></text:span><text:span text:style-name="T44_21">serialowy</text:span><text:span text:style-name="T44_22"><text:s/></text:span><text:span text:style-name="T44_23">klimat</text:span><text:span text:style-name="T44_24">.<text:s/></text:span><text:span text:style-name="T44_25">Wektory</text:span><text:span text:style-name="T44_26"><text:s/></text:span><text:span text:style-name="T44_27">są</text:span><text:span text:style-name="T44_28"><text:s/></text:span><text:span text:style-name="T44_29">albo</text:span><text:span text:style-name="T44_30"><text:s/></text:span><text:span text:style-name="T44_31">serialowe</text:span><text:span text:style-name="T44_32">,<text:s/></text:span><text:span text:style-name="T44_33">albo</text:span><text:span text:style-name="T44_34"><text:s/></text:span><text:span text:style-name="T44_35">pochodzą</text:span><text:span text:style-name="T44_36"><text:s/></text:span><text:span text:style-name="T44_37">z</text:span><text:span text:style-name="T44_38"><text:s/></text:span><text:span text:style-name="T44_39">katalogów</text:span><text:span text:style-name="T44_40"><text:s/></text:span><text:span text:style-name="T44_41">Hasbro</text:span><text:span text:style-name="T44_42">,<text:s/></text:span><text:span text:style-name="T44_43">więc</text:span><text:span text:style-name="T44_44"><text:s/></text:span><text:span text:style-name="T44_45">mamy</text:span><text:span text:style-name="T44_46"><text:s/></text:span><text:span text:style-name="T44_47">rzeczy</text:span><text:span text:style-name="T44_48"><text:s/></text:span><text:span text:style-name="T44_49">albo</text:span><text:span text:style-name="T44_50"><text:s/></text:span><text:span text:style-name="T44_51">kanoniczne</text:span><text:span text:style-name="T44_52">,<text:s/></text:span><text:span text:style-name="T44_53">albo</text:span><text:span text:style-name="T44_54"><text:s/></text:span><text:span text:style-name="T44_55">bardzo</text:span><text:span text:style-name="T44_56"><text:s/></text:span><text:span text:style-name="T44_57">podobne</text:span><text:span text:style-name="T44_58">.<text:s/></text:span><text:span text:style-name="T44_59">Co</text:span><text:span text:style-name="T44_60"><text:s/></text:span><text:span text:style-name="T44_61">więcej</text:span><text:span text:style-name="T44_62">,<text:s/></text:span><text:span text:style-name="T44_63">na</text:span><text:span text:style-name="T44_64"><text:s/></text:span><text:span text:style-name="T44_65">każdej</text:span><text:span text:style-name="T44_66"><text:s/></text:span><text:span text:style-name="T44_67">karcie</text:span><text:span text:style-name="T44_68"><text:s/></text:span><text:span text:style-name="T44_69">jest</text:span><text:span text:style-name="T44_70"><text:s/></text:span><text:span text:style-name="T44_71">jakaś</text:span><text:span text:style-name="T44_72"><text:s/></text:span><text:span text:style-name="T44_73">ciekawostka</text:span><text:span text:style-name="T44_74"><text:s/></text:span><text:span text:style-name="T44_75">dotycząca</text:span><text:span text:style-name="T44_76"><text:s/></text:span><text:span text:style-name="T44_77">karty</text:span><text:span text:style-name="T44_78"><text:s/></text:span><text:span text:style-name="T44_79">lub</text:span><text:span text:style-name="T44_80"><text:s/></text:span><text:span text:style-name="T44_81">postaci</text:span><text:span text:style-name="T44_82">.<text:s/></text:span><text:span text:style-name="T44_83">Nie</text:span><text:span text:style-name="T44_84"><text:s/></text:span><text:span text:style-name="T44_85">jest</text:span><text:span text:style-name="T44_86"><text:s/></text:span><text:span text:style-name="T44_87">to</text:span><text:span text:style-name="T44_88"><text:s/></text:span><text:span text:style-name="T44_89">oczywiście</text:span><text:span text:style-name="T44_90"><text:s/></text:span><text:span text:style-name="T44_91">żaden</text:span><text:span text:style-name="T44_92"><text:s/></text:span><text:span text:style-name="T44_93">kanon</text:span><text:span text:style-name="T44_94"><text:s/>(</text:span><text:span text:style-name="T44_95">wbrew</text:span><text:span text:style-name="T44_96"><text:s/></text:span><text:span text:style-name="T44_97">temu</text:span><text:span text:style-name="T44_98">,<text:s/></text:span><text:span text:style-name="T44_99">co</text:span><text:span text:style-name="T44_100"><text:s/></text:span><text:span text:style-name="T44_101">twierdzi</text:span><text:span text:style-name="T44_102"><text:s/></text:span><text:span text:style-name="T44_103">polska</text:span><text:span text:style-name="T44_104"><text:s/></text:span><text:span text:style-name="T44_105">kucykowa</text:span><text:span text:style-name="T44_106"><text:s/></text:span><text:span text:style-name="T44_107">wikipedia</text:span><text:span text:style-name="T44_108">),<text:s/></text:span><text:span text:style-name="T44_109">ale</text:span><text:span text:style-name="T44_110"><text:s/></text:span><text:span text:style-name="T44_111">czasem</text:span><text:span text:style-name="T44_112"><text:s/></text:span><text:span text:style-name="T44_113">można</text:span><text:span text:style-name="T44_114"><text:s/></text:span><text:span text:style-name="T44_115">się</text:span><text:span text:style-name="T44_116"><text:s/></text:span><text:span text:style-name="T44_117">pośmiać</text:span><text:span text:style-name="T44_118">.</text:span></text:p>
      <text:p text:style-name="P45"><text:span text:style-name="T45_1">Nieco</text:span><text:span text:style-name="T45_2"><text:s/></text:span><text:span text:style-name="T45_3">rozczarowują</text:span><text:span text:style-name="T45_4"><text:s/></text:span><text:span text:style-name="T45_5">żetony</text:span><text:span text:style-name="T45_6">.<text:s/></text:span><text:span text:style-name="T45_7">Są</text:span><text:span text:style-name="T45_8"><text:s/></text:span><text:span text:style-name="T45_9">zbyt</text:span><text:span text:style-name="T45_10"><text:s/></text:span><text:span text:style-name="T45_11">płaskie</text:span><text:span text:style-name="T45_12"><text:s/></text:span><text:span text:style-name="T45_13">i</text:span><text:span text:style-name="T45_14"><text:s/></text:span><text:span text:style-name="T45_15">przez</text:span><text:span text:style-name="T45_16"><text:s/></text:span><text:span text:style-name="T45_17">to</text:span><text:span text:style-name="T45_18"><text:s/></text:span><text:span text:style-name="T45_19">niewygodne</text:span><text:span text:style-name="T45_20">,<text:s/></text:span><text:span text:style-name="T45_21">więc</text:span><text:span text:style-name="T45_22"><text:s/></text:span><text:span text:style-name="T45_23">gracze</text:span><text:span text:style-name="T45_24"><text:s/></text:span><text:span text:style-name="T45_25">często</text:span><text:span text:style-name="T45_26"><text:s/></text:span><text:span text:style-name="T45_27">zastępują</text:span><text:span text:style-name="T45_28"><text:s/></text:span><text:span text:style-name="T45_29">je</text:span><text:span text:style-name="T45_30"><text:s/></text:span><text:span text:style-name="T45_31">np</text:span><text:span text:style-name="T45_32">.<text:s/></text:span><text:span text:style-name="T45_33">monetami</text:span><text:span text:style-name="T45_34">.</text:span></text:p>
      <text:p text:style-name="P46"><text:span text:style-name="T46_1">Przyznam</text:span><text:span text:style-name="T46_2"><text:s/></text:span><text:span text:style-name="T46_3">szczerze</text:span><text:span text:style-name="T46_4">,<text:s/></text:span><text:span text:style-name="T46_5">że</text:span><text:span text:style-name="T46_6"><text:s/></text:span><text:span text:style-name="T46_7">gdyby</text:span><text:span text:style-name="T46_8"><text:s/></text:span><text:span text:style-name="T46_9">nie</text:span><text:span text:style-name="T46_10"><text:s/></text:span><text:span text:style-name="T46_11">kucykowa</text:span><text:span text:style-name="T46_12"><text:s/></text:span><text:span text:style-name="T46_13">tematyka</text:span><text:span text:style-name="T46_14">,<text:s/></text:span><text:span text:style-name="T46_15">to</text:span><text:span text:style-name="T46_16"><text:s/></text:span><text:span text:style-name="T46_17">nawet</text:span><text:span text:style-name="T46_18"><text:s/></text:span><text:span text:style-name="T46_19">bym</text:span><text:span text:style-name="T46_20"><text:s/></text:span><text:span text:style-name="T46_21">na</text:span><text:span text:style-name="T46_22"><text:s/></text:span><text:span text:style-name="T46_23">to</text:span><text:span text:style-name="T46_24"><text:s/></text:span><text:span text:style-name="T46_25">nie</text:span><text:span text:style-name="T46_26"><text:s/></text:span><text:span text:style-name="T46_27">spojrzał</text:span><text:span text:style-name="T46_28">.<text:s/></text:span><text:span text:style-name="T46_29">Gra</text:span><text:span text:style-name="T46_30"><text:s/></text:span><text:span text:style-name="T46_31">wychodzi</text:span><text:span text:style-name="T46_32"><text:s/></text:span><text:span text:style-name="T46_33">dość</text:span><text:span text:style-name="T46_34"><text:s/></text:span><text:span text:style-name="T46_35">drogo</text:span><text:span text:style-name="T46_36">,<text:s/></text:span><text:span text:style-name="T46_37">jeśli</text:span><text:span text:style-name="T46_38"><text:s/></text:span><text:span text:style-name="T46_39">chce</text:span><text:span text:style-name="T46_40"><text:s/></text:span><text:span text:style-name="T46_41">się</text:span><text:span text:style-name="T46_42"><text:s/></text:span><text:span text:style-name="T46_43">uzyskać</text:span><text:span text:style-name="T46_44"><text:s/></text:span><text:span text:style-name="T46_45">jakieś</text:span><text:span text:style-name="T46_46"><text:s/></text:span><text:span text:style-name="T46_47">lepsze</text:span><text:span text:style-name="T46_48"><text:s/></text:span><text:span text:style-name="T46_49">wyniki</text:span><text:span text:style-name="T46_50">,<text:s/></text:span><text:span text:style-name="T46_51">ma</text:span><text:span text:style-name="T46_52"><text:s/></text:span><text:span text:style-name="T46_53">problem</text:span><text:span text:style-name="T46_54"><text:s/></text:span><text:span text:style-name="T46_55">z</text:span><text:span text:style-name="T46_56"><text:s/></text:span><text:span text:style-name="T46_57">balansem</text:span><text:span text:style-name="T46_58"><text:s/></text:span><text:span text:style-name="T46_59">kart</text:span><text:span text:style-name="T46_60"><text:s/></text:span><text:span text:style-name="T46_61">i</text:span><text:span text:style-name="T46_62"><text:s/></text:span><text:span text:style-name="T46_63">postaci</text:span><text:span text:style-name="T46_64">,<text:s/></text:span><text:span text:style-name="T46_65">jest</text:span><text:span text:style-name="T46_66"><text:s/></text:span><text:span text:style-name="T46_67">też</text:span><text:span text:style-name="T46_68"><text:s/></text:span><text:span text:style-name="T46_69">za</text:span><text:span text:style-name="T46_70"><text:s/></text:span><text:span text:style-name="T46_71">krótka</text:span><text:span text:style-name="T46_72"><text:s/></text:span><text:span text:style-name="T46_73">i</text:span><text:span text:style-name="T46_74"><text:s/></text:span><text:span text:style-name="T46_75">istnieją</text:span><text:span text:style-name="T46_76"><text:s/></text:span><text:span text:style-name="T46_77">w</text:span><text:span text:style-name="T46_78"><text:s/></text:span><text:span text:style-name="T46_79">niej</text:span><text:span text:style-name="T46_80"><text:s/></text:span><text:span text:style-name="T46_81">luki</text:span><text:span text:style-name="T46_82"><text:s/></text:span><text:span text:style-name="T46_83">pozwalające</text:span><text:span text:style-name="T46_84"><text:s/></text:span><text:span text:style-name="T46_85">wygrać</text:span><text:span text:style-name="T46_86"><text:s/></text:span><text:span text:style-name="T46_87">w</text:span><text:span text:style-name="T46_88"><text:s/></text:span><text:span text:style-name="T46_89">sposób</text:span><text:span text:style-name="T46_90"><text:s/></text:span><text:span text:style-name="T46_91">mało</text:span><text:span text:style-name="T46_92"><text:s/></text:span><text:span text:style-name="T46_93">sportowy</text:span><text:span text:style-name="T46_94">,<text:s/></text:span><text:span text:style-name="T46_95">choć</text:span><text:span text:style-name="T46_96"><text:s/></text:span><text:span text:style-name="T46_97">całkowicie</text:span><text:span text:style-name="T46_98"><text:s/></text:span><text:span text:style-name="T46_99">legalny</text:span><text:span text:style-name="T46_100">.<text:s/></text:span><text:span text:style-name="T46_101">Największą</text:span><text:span text:style-name="T46_102"><text:s/></text:span><text:span text:style-name="T46_103">bolączką</text:span><text:span text:style-name="T46_104"><text:s/></text:span><text:span text:style-name="T46_105">jest</text:span><text:span text:style-name="T46_106"><text:s/></text:span><text:span text:style-name="T46_107">jednak</text:span><text:span text:style-name="T46_108"><text:s/></text:span><text:span text:style-name="T46_109">beznadziejna</text:span><text:span text:style-name="T46_110"><text:s/></text:span><text:span text:style-name="T46_111">instrukcja</text:span><text:span text:style-name="T46_112">,<text:s/></text:span><text:span text:style-name="T46_113">która</text:span><text:span text:style-name="T46_114"><text:s/></text:span><text:span text:style-name="T46_115">zmusza</text:span><text:span text:style-name="T46_116"><text:s/></text:span><text:span text:style-name="T46_117">do</text:span><text:span text:style-name="T46_118"><text:s/></text:span><text:span text:style-name="T46_119">szukania</text:span><text:span text:style-name="T46_120"><text:s/></text:span><text:span text:style-name="T46_121">rozwiązań</text:span><text:span text:style-name="T46_122"><text:s/></text:span><text:span text:style-name="T46_123">na</text:span><text:span text:style-name="T46_124"><text:s/></text:span><text:span text:style-name="T46_125">forach</text:span><text:span text:style-name="T46_126"><text:s/></text:span><text:span text:style-name="T46_127">i</text:span><text:span text:style-name="T46_128"><text:s/></text:span><text:span text:style-name="T46_129">w</text:span><text:span text:style-name="T46_130"><text:s/></text:span><text:span text:style-name="T46_131">internecie</text:span><text:span text:style-name="T46_132">,<text:s/></text:span><text:span text:style-name="T46_133">a</text:span><text:span text:style-name="T46_134"><text:s/></text:span><text:span text:style-name="T46_135">to</text:span><text:span text:style-name="T46_136"><text:s/></text:span><text:span text:style-name="T46_137">źle</text:span><text:span text:style-name="T46_138"><text:s/></text:span><text:span text:style-name="T46_139">świadczy</text:span><text:span text:style-name="T46_140"><text:s/></text:span><text:span text:style-name="T46_141">o</text:span><text:span text:style-name="T46_142"><text:s/></text:span><text:span text:style-name="T46_143">grze</text:span><text:span text:style-name="T46_144">.<text:s/></text:span><text:span text:style-name="T46_145">Jednak</text:span><text:span text:style-name="T46_146"><text:s/></text:span><text:span text:style-name="T46_147">wciąż</text:span><text:span text:style-name="T46_148"><text:s/></text:span><text:span text:style-name="T46_149">pozostaje</text:span><text:span text:style-name="T46_150"><text:s/></text:span><text:span text:style-name="T46_151">przyjemna</text:span><text:span text:style-name="T46_152"><text:s/></text:span><text:span text:style-name="T46_153">i</text:span><text:span text:style-name="T46_154"><text:s/></text:span><text:span text:style-name="T46_155">dla</text:span><text:span text:style-name="T46_156"><text:s/></text:span><text:span text:style-name="T46_157">fanów</text:span><text:span text:style-name="T46_158"><text:s/></text:span><text:span text:style-name="T46_159">kucyków</text:span><text:span text:style-name="T46_160"><text:s/></text:span><text:span text:style-name="T46_161">to</text:span><text:span text:style-name="T46_162"><text:s/></text:span><text:span text:style-name="T46_163">nawet</text:span><text:span text:style-name="T46_164"><text:s/></text:span><text:span text:style-name="T46_165">pewne</text:span><text:span text:style-name="T46_166"><text:s/></text:span><text:span text:style-name="T46_167">źródło</text:span><text:span text:style-name="T46_168"><text:s/></text:span><text:span text:style-name="T46_169">informacji</text:span><text:span text:style-name="T46_170">,<text:s/></text:span><text:span text:style-name="T46_171">o</text:span><text:span text:style-name="T46_172"><text:s/></text:span><text:span text:style-name="T46_173">ile</text:span><text:span text:style-name="T46_174"><text:s/></text:span><text:span text:style-name="T46_175">ktoś</text:span><text:span text:style-name="T46_176"><text:s/></text:span><text:span text:style-name="T46_177">celnie</text:span><text:span text:style-name="T46_178"><text:s/></text:span><text:span text:style-name="T46_179">odseparuje</text:span><text:span text:style-name="T46_180"><text:s/></text:span><text:span text:style-name="T46_181">kanon</text:span><text:span text:style-name="T46_182"><text:s/></text:span><text:span text:style-name="T46_183">serialowy</text:span><text:span text:style-name="T46_184"><text:s/></text:span><text:span text:style-name="T46_185">od</text:span><text:span text:style-name="T46_186"><text:s/></text:span><text:span text:style-name="T46_187">kanonu</text:span><text:span text:style-name="T46_188"><text:s/></text:span><text:span text:style-name="T46_189">fandomowego</text:span><text:span text:style-name="T46_190">.</text:span></text:p>
      <text:p text:style-name="P47"/>
      <text:p text:style-name="P48"><text:span text:style-name="T48_1">źródła</text:span><text:span text:style-name="T48_2"><text:s/></text:span><text:span text:style-name="T48_3">zdjęć</text:span><text:span text:style-name="T48_4">:<text:s/></text:span><text:span text:style-name="T48_5">boardgamegeek</text:span><text:span text:style-name="T48_6">.</text:span><text:span text:style-name="T48_7">com</text:span></text:p>
      <text:p text:style-name="P49"/>
      <text:p text:style-name="P50"><text:span text:style-name="T50_1"><text:s/></text:span></text:p>
      <text:p text:style-name="P51"><text:span text:style-name="T51_1"><text:s/></text:span></text:p>
      <text:p text:style-name="P52"><text:span text:style-name="T52_1"><text:s text:c="16"/></text:span></text:p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